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_measured_W10_L10.0" table:style-name="ta1">
        <table:shapes>
          <draw:frame draw:z-index="0" draw:style-name="gr1" draw:text-style-name="P1" svg:width="6.3055in" svg:height="3.5453in" svg:x="0.2732in" svg:y="0.2512in">
            <draw:object draw:notify-on-update-of-ranges="'0_measured_W10_L10.0'.A1:'0_measured_W10_L10.0'.A1 '0_measured_W10_L10.0'.A2:'0_measured_W10_L10.0'.A68 '0_measured_W10_L10.0'.B1:'0_measured_W10_L10.0'.B1 '0_measured_W10_L10.0'.B2:'0_measured_W10_L10.0'.B68 '0_measured_W10_L10.0'.H1:'0_measured_W10_L10.0'.H1 '0_measured_W10_L10.0'.H2:'0_measured_W10_L10.0'.H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3in" svg:x="8.8083in" svg:y="0.1988in">
            <draw:object draw:notify-on-update-of-ranges="'0_measured_W10_L10.0'.A1:'0_measured_W10_L10.0'.A1 '0_measured_W10_L10.0'.A2:'0_measured_W10_L10.0'.A68 '0_measured_W10_L10.0'.G1:'0_measured_W10_L10.0'.G1 '0_measured_W10_L10.0'.G2:'0_measured_W10_L10.0'.G68 '0_measured_W10_L10.0'.M1:'0_measured_W10_L10.0'.M1 '0_measured_W10_L10.0'.M2:'0_measured_W10_L10.0'.M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49in" svg:height="3.5453in" svg:x="5.0874in" svg:y="4.089in">
            <draw:object draw:notify-on-update-of-ranges="'0_measured_W10_L10.0'.A1:'0_measured_W10_L10.0'.A1 '0_measured_W10_L10.0'.A2:'0_measured_W10_L10.0'.A68 '0_measured_W10_L10.0'.E1:'0_measured_W10_L10.0'.E1 '0_measured_W10_L10.0'.E2:'0_measured_W10_L10.0'.E68 '0_measured_W10_L10.0'.K1:'0_measured_W10_L10.0'.K1 '0_measured_W10_L10.0'.K2:'0_measured_W10_L10.0'.K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vds (V)</text:p>
          </table:table-cell>
          <table:table-cell office:value-type="string" calcext:value-type="string">
            <text:p>vgs =0.8_mea</text:p>
          </table:table-cell>
          <table:table-cell office:value-type="string" calcext:value-type="string">
            <text:p>vgs =1.3_mea</text:p>
          </table:table-cell>
          <table:table-cell office:value-type="string" calcext:value-type="string">
            <text:p>vgs =1.8_mea</text:p>
          </table:table-cell>
          <table:table-cell office:value-type="string" calcext:value-type="string">
            <text:p>vgs =2.3_mea</text:p>
          </table:table-cell>
          <table:table-cell office:value-type="string" calcext:value-type="string">
            <text:p>vgs =2.8_mea</text:p>
          </table:table-cell>
          <table:table-cell office:value-type="string" calcext:value-type="string">
            <text:p>vgs =3.3_mea</text:p>
          </table:table-cell>
          <table:table-cell office:value-type="string" calcext:value-type="string">
            <text:p>vgs =0.8_sim</text:p>
          </table:table-cell>
          <table:table-cell office:value-type="string" calcext:value-type="string">
            <text:p>vgs =1.3_sim</text:p>
          </table:table-cell>
          <table:table-cell office:value-type="string" calcext:value-type="string">
            <text:p>vgs =1.8_sim</text:p>
          </table:table-cell>
          <table:table-cell office:value-type="string" calcext:value-type="string">
            <text:p>vgs =2.3_sim</text:p>
          </table:table-cell>
          <table:table-cell office:value-type="string" calcext:value-type="string">
            <text:p>vgs =2.8_sim</text:p>
          </table:table-cell>
          <table:table-cell office:value-type="string" calcext:value-type="string">
            <text:p>vgs =3.3_si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38.1657087208" calcext:value-type="float">
            <text:p>47738.1657087208</text:p>
          </table:table-cell>
          <table:table-cell office:value-type="float" office:value="10050.3926688416" calcext:value-type="float">
            <text:p>10050.3926688416</text:p>
          </table:table-cell>
          <table:table-cell office:value-type="float" office:value="5860.68907637884" calcext:value-type="float">
            <text:p>5860.68907637884</text:p>
          </table:table-cell>
          <table:table-cell office:value-type="float" office:value="4365.66838382957" calcext:value-type="float">
            <text:p>4365.66838382957</text:p>
          </table:table-cell>
          <table:table-cell office:value-type="float" office:value="3646.60063888443" calcext:value-type="float">
            <text:p>3646.60063888443</text:p>
          </table:table-cell>
          <table:table-cell office:value-type="float" office:value="3255.99265448057" calcext:value-type="float">
            <text:p>3255.99265448057</text:p>
          </table:table-cell>
          <table:table-cell office:value-type="float" office:value="39144.408" calcext:value-type="float">
            <text:p>39144.408</text:p>
          </table:table-cell>
          <table:table-cell office:value-type="float" office:value="9538.15675" calcext:value-type="float">
            <text:p>9538.15675</text:p>
          </table:table-cell>
          <table:table-cell office:value-type="float" office:value="5692.55291" calcext:value-type="float">
            <text:p>5692.55291</text:p>
          </table:table-cell>
          <table:table-cell office:value-type="float" office:value="4280.2761" calcext:value-type="float">
            <text:p>4280.2761</text:p>
          </table:table-cell>
          <table:table-cell office:value-type="float" office:value="3593.47218" calcext:value-type="float">
            <text:p>3593.47218</text:p>
          </table:table-cell>
          <table:table-cell office:value-type="float" office:value="3218.83511" calcext:value-type="float">
            <text:p>3218.8351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1010.2070076324" calcext:value-type="float">
            <text:p>61010.2070076324</text:p>
          </table:table-cell>
          <table:table-cell office:value-type="float" office:value="10619.713373936" calcext:value-type="float">
            <text:p>10619.713373936</text:p>
          </table:table-cell>
          <table:table-cell office:value-type="float" office:value="6038.75674076221" calcext:value-type="float">
            <text:p>6038.75674076221</text:p>
          </table:table-cell>
          <table:table-cell office:value-type="float" office:value="4454.3628256696" calcext:value-type="float">
            <text:p>4454.3628256696</text:p>
          </table:table-cell>
          <table:table-cell office:value-type="float" office:value="3701.22251379631" calcext:value-type="float">
            <text:p>3701.22251379631</text:p>
          </table:table-cell>
          <table:table-cell office:value-type="float" office:value="3293.94868686736" calcext:value-type="float">
            <text:p>3293.94868686736</text:p>
          </table:table-cell>
          <table:table-cell office:value-type="float" office:value="61123.2637" calcext:value-type="float">
            <text:p>61123.2637</text:p>
          </table:table-cell>
          <table:table-cell office:value-type="float" office:value="10620.2568" calcext:value-type="float">
            <text:p>10620.2568</text:p>
          </table:table-cell>
          <table:table-cell office:value-type="float" office:value="6038.90504" calcext:value-type="float">
            <text:p>6038.90504</text:p>
          </table:table-cell>
          <table:table-cell office:value-type="float" office:value="4454.44118" calcext:value-type="float">
            <text:p>4454.44118</text:p>
          </table:table-cell>
          <table:table-cell office:value-type="float" office:value="3701.26517" calcext:value-type="float">
            <text:p>3701.26517</text:p>
          </table:table-cell>
          <table:table-cell office:value-type="float" office:value="3293.97347" calcext:value-type="float">
            <text:p>3293.973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8368.056892723" calcext:value-type="float">
            <text:p>128368.056892723</text:p>
          </table:table-cell>
          <table:table-cell office:value-type="float" office:value="11974.5134455824" calcext:value-type="float">
            <text:p>11974.5134455824</text:p>
          </table:table-cell>
          <table:table-cell office:value-type="float" office:value="6428.93328567351" calcext:value-type="float">
            <text:p>6428.93328567351</text:p>
          </table:table-cell>
          <table:table-cell office:value-type="float" office:value="4642.84885205562" calcext:value-type="float">
            <text:p>4642.84885205562</text:p>
          </table:table-cell>
          <table:table-cell office:value-type="float" office:value="3815.42500019077" calcext:value-type="float">
            <text:p>3815.42500019077</text:p>
          </table:table-cell>
          <table:table-cell office:value-type="float" office:value="3372.51066556498" calcext:value-type="float">
            <text:p>3372.51066556498</text:p>
          </table:table-cell>
          <table:table-cell office:value-type="float" office:value="135257.609" calcext:value-type="float">
            <text:p>135257.609</text:p>
          </table:table-cell>
          <table:table-cell office:value-type="float" office:value="11975.2025" calcext:value-type="float">
            <text:p>11975.2025</text:p>
          </table:table-cell>
          <table:table-cell office:value-type="float" office:value="6429.10409" calcext:value-type="float">
            <text:p>6429.10409</text:p>
          </table:table-cell>
          <table:table-cell office:value-type="float" office:value="4642.92604" calcext:value-type="float">
            <text:p>4642.92604</text:p>
          </table:table-cell>
          <table:table-cell office:value-type="float" office:value="3815.47233" calcext:value-type="float">
            <text:p>3815.47233</text:p>
          </table:table-cell>
          <table:table-cell office:value-type="float" office:value="3372.54473" calcext:value-type="float">
            <text:p>3372.5447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79800.403032338" calcext:value-type="float">
            <text:p>479800.403032338</text:p>
          </table:table-cell>
          <table:table-cell office:value-type="float" office:value="13719.961858506" calcext:value-type="float">
            <text:p>13719.961858506</text:p>
          </table:table-cell>
          <table:table-cell office:value-type="float" office:value="6871.81319663006" calcext:value-type="float">
            <text:p>6871.81319663006</text:p>
          </table:table-cell>
          <table:table-cell office:value-type="float" office:value="4847.49772167607" calcext:value-type="float">
            <text:p>4847.49772167607</text:p>
          </table:table-cell>
          <table:table-cell office:value-type="float" office:value="3936.6359084181" calcext:value-type="float">
            <text:p>3936.6359084181</text:p>
          </table:table-cell>
          <table:table-cell office:value-type="float" office:value="3454.75650876126" calcext:value-type="float">
            <text:p>3454.75650876126</text:p>
          </table:table-cell>
          <table:table-cell office:value-type="float" office:value="904853.131" calcext:value-type="float">
            <text:p>904853.131</text:p>
          </table:table-cell>
          <table:table-cell office:value-type="float" office:value="13720.9583" calcext:value-type="float">
            <text:p>13720.9583</text:p>
          </table:table-cell>
          <table:table-cell office:value-type="float" office:value="6872.03695" calcext:value-type="float">
            <text:p>6872.03695</text:p>
          </table:table-cell>
          <table:table-cell office:value-type="float" office:value="4847.57213" calcext:value-type="float">
            <text:p>4847.57213</text:p>
          </table:table-cell>
          <table:table-cell office:value-type="float" office:value="3936.68361" calcext:value-type="float">
            <text:p>3936.68361</text:p>
          </table:table-cell>
          <table:table-cell office:value-type="float" office:value="3454.7896" calcext:value-type="float">
            <text:p>3454.789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985651.65404542" calcext:value-type="float">
            <text:p>3985651.65404542</text:p>
          </table:table-cell>
          <table:table-cell office:value-type="float" office:value="16053.425801066" calcext:value-type="float">
            <text:p>16053.425801066</text:p>
          </table:table-cell>
          <table:table-cell office:value-type="float" office:value="7378.93020269921" calcext:value-type="float">
            <text:p>7378.93020269921</text:p>
          </table:table-cell>
          <table:table-cell office:value-type="float" office:value="5070.45395774284" calcext:value-type="float">
            <text:p>5070.45395774284</text:p>
          </table:table-cell>
          <table:table-cell office:value-type="float" office:value="4065.51991901484" calcext:value-type="float">
            <text:p>4065.51991901484</text:p>
          </table:table-cell>
          <table:table-cell office:value-type="float" office:value="3540.93856117503" calcext:value-type="float">
            <text:p>3540.93856117503</text:p>
          </table:table-cell>
          <table:table-cell office:value-type="float" office:value="7443849.53" calcext:value-type="float">
            <text:p>7443849.53</text:p>
          </table:table-cell>
          <table:table-cell office:value-type="float" office:value="16054.7675" calcext:value-type="float">
            <text:p>16054.7675</text:p>
          </table:table-cell>
          <table:table-cell office:value-type="float" office:value="7379.16529" calcext:value-type="float">
            <text:p>7379.16529</text:p>
          </table:table-cell>
          <table:table-cell office:value-type="float" office:value="5070.55075" calcext:value-type="float">
            <text:p>5070.55075</text:p>
          </table:table-cell>
          <table:table-cell office:value-type="float" office:value="4065.56359" calcext:value-type="float">
            <text:p>4065.56359</text:p>
          </table:table-cell>
          <table:table-cell office:value-type="float" office:value="3540.97183" calcext:value-type="float">
            <text:p>3540.9718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6694490.8180301" calcext:value-type="float">
            <text:p>16694490.8180301</text:p>
          </table:table-cell>
          <table:table-cell office:value-type="float" office:value="19330.3951132761" calcext:value-type="float">
            <text:p>19330.3951132761</text:p>
          </table:table-cell>
          <table:table-cell office:value-type="float" office:value="7965.27141662352" calcext:value-type="float">
            <text:p>7965.27141662352</text:p>
          </table:table-cell>
          <table:table-cell office:value-type="float" office:value="5314.34341287134" calcext:value-type="float">
            <text:p>5314.34341287134</text:p>
          </table:table-cell>
          <table:table-cell office:value-type="float" office:value="4202.81083988972" calcext:value-type="float">
            <text:p>4202.81083988972</text:p>
          </table:table-cell>
          <table:table-cell office:value-type="float" office:value="3631.3589634649" calcext:value-type="float">
            <text:p>3631.3589634649</text:p>
          </table:table-cell>
          <table:table-cell office:value-type="float" office:value="19864204.3" calcext:value-type="float">
            <text:p>19864204.3</text:p>
          </table:table-cell>
          <table:table-cell office:value-type="float" office:value="19332.8135" calcext:value-type="float">
            <text:p>19332.8135</text:p>
          </table:table-cell>
          <table:table-cell office:value-type="float" office:value="7965.53032" calcext:value-type="float">
            <text:p>7965.53032</text:p>
          </table:table-cell>
          <table:table-cell office:value-type="float" office:value="5314.44038" calcext:value-type="float">
            <text:p>5314.44038</text:p>
          </table:table-cell>
          <table:table-cell office:value-type="float" office:value="4202.86369" calcext:value-type="float">
            <text:p>4202.86369</text:p>
          </table:table-cell>
          <table:table-cell office:value-type="float" office:value="3631.38102" calcext:value-type="float">
            <text:p>3631.381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818443.8040358" calcext:value-type="float">
            <text:p>28818443.8040358</text:p>
          </table:table-cell>
          <table:table-cell office:value-type="float" office:value="24262.4223602484" calcext:value-type="float">
            <text:p>24262.4223602484</text:p>
          </table:table-cell>
          <table:table-cell office:value-type="float" office:value="8650.96804332405" calcext:value-type="float">
            <text:p>8650.96804332405</text:p>
          </table:table-cell>
          <table:table-cell office:value-type="float" office:value="5582.22619180529" calcext:value-type="float">
            <text:p>5582.22619180529</text:p>
          </table:table-cell>
          <table:table-cell office:value-type="float" office:value="4349.37673431397" calcext:value-type="float">
            <text:p>4349.37673431397</text:p>
          </table:table-cell>
          <table:table-cell office:value-type="float" office:value="3726.32386971281" calcext:value-type="float">
            <text:p>3726.32386971281</text:p>
          </table:table-cell>
          <table:table-cell office:value-type="float" office:value="30345726.6" calcext:value-type="float">
            <text:p>30345726.6</text:p>
          </table:table-cell>
          <table:table-cell office:value-type="float" office:value="24268.7564" calcext:value-type="float">
            <text:p>24268.7564</text:p>
          </table:table-cell>
          <table:table-cell office:value-type="float" office:value="8651.26746" calcext:value-type="float">
            <text:p>8651.26746</text:p>
          </table:table-cell>
          <table:table-cell office:value-type="float" office:value="5582.3267" calcext:value-type="float">
            <text:p>5582.3267</text:p>
          </table:table-cell>
          <table:table-cell office:value-type="float" office:value="4349.43677" calcext:value-type="float">
            <text:p>4349.43677</text:p>
          </table:table-cell>
          <table:table-cell office:value-type="float" office:value="3726.33591" calcext:value-type="float">
            <text:p>3726.3359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6764705.8823542" calcext:value-type="float">
            <text:p>36764705.8823542</text:p>
          </table:table-cell>
          <table:table-cell office:value-type="float" office:value="32490.7401390604" calcext:value-type="float">
            <text:p>32490.7401390604</text:p>
          </table:table-cell>
          <table:table-cell office:value-type="float" office:value="9463.60298292766" calcext:value-type="float">
            <text:p>9463.60298292766</text:p>
          </table:table-cell>
          <table:table-cell office:value-type="float" office:value="5877.82355949239" calcext:value-type="float">
            <text:p>5877.82355949239</text:p>
          </table:table-cell>
          <table:table-cell office:value-type="float" office:value="4506.20955676923" calcext:value-type="float">
            <text:p>4506.20955676923</text:p>
          </table:table-cell>
          <table:table-cell office:value-type="float" office:value="3826.16946869811" calcext:value-type="float">
            <text:p>3826.16946869811</text:p>
          </table:table-cell>
          <table:table-cell office:value-type="float" office:value="37413289.8" calcext:value-type="float">
            <text:p>37413289.8</text:p>
          </table:table-cell>
          <table:table-cell office:value-type="float" office:value="32519.1212" calcext:value-type="float">
            <text:p>32519.1212</text:p>
          </table:table-cell>
          <table:table-cell office:value-type="float" office:value="9463.9601" calcext:value-type="float">
            <text:p>9463.9601</text:p>
          </table:table-cell>
          <table:table-cell office:value-type="float" office:value="5877.93387" calcext:value-type="float">
            <text:p>5877.93387</text:p>
          </table:table-cell>
          <table:table-cell office:value-type="float" office:value="4506.25494" calcext:value-type="float">
            <text:p>4506.25494</text:p>
          </table:table-cell>
          <table:table-cell office:value-type="float" office:value="3826.18809" calcext:value-type="float">
            <text:p>3826.188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1841004.1840984" calcext:value-type="float">
            <text:p>41841004.1840984</text:p>
          </table:table-cell>
          <table:table-cell office:value-type="float" office:value="48619.2143134967" calcext:value-type="float">
            <text:p>48619.2143134967</text:p>
          </table:table-cell>
          <table:table-cell office:value-type="float" office:value="10441.9012613817" calcext:value-type="float">
            <text:p>10441.9012613817</text:p>
          </table:table-cell>
          <table:table-cell office:value-type="float" office:value="6205.62974730676" calcext:value-type="float">
            <text:p>6205.62974730676</text:p>
          </table:table-cell>
          <table:table-cell office:value-type="float" office:value="4674.36066432014" calcext:value-type="float">
            <text:p>4674.36066432014</text:p>
          </table:table-cell>
          <table:table-cell office:value-type="float" office:value="3931.28120454456" calcext:value-type="float">
            <text:p>3931.28120454456</text:p>
          </table:table-cell>
          <table:table-cell office:value-type="float" office:value="42175591.7" calcext:value-type="float">
            <text:p>42175591.7</text:p>
          </table:table-cell>
          <table:table-cell office:value-type="float" office:value="48865.2158" calcext:value-type="float">
            <text:p>48865.2158</text:p>
          </table:table-cell>
          <table:table-cell office:value-type="float" office:value="10442.4291" calcext:value-type="float">
            <text:p>10442.4291</text:p>
          </table:table-cell>
          <table:table-cell office:value-type="float" office:value="6205.79848" calcext:value-type="float">
            <text:p>6205.79848</text:p>
          </table:table-cell>
          <table:table-cell office:value-type="float" office:value="4674.43107" calcext:value-type="float">
            <text:p>4674.43107</text:p>
          </table:table-cell>
          <table:table-cell office:value-type="float" office:value="3931.32639" calcext:value-type="float">
            <text:p>3931.326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5248868.7782802" calcext:value-type="float">
            <text:p>45248868.7782802</text:p>
          </table:table-cell>
          <table:table-cell office:value-type="float" office:value="88621.0563629918" calcext:value-type="float">
            <text:p>88621.0563629918</text:p>
          </table:table-cell>
          <table:table-cell office:value-type="float" office:value="11642.5278256415" calcext:value-type="float">
            <text:p>11642.5278256415</text:p>
          </table:table-cell>
          <table:table-cell office:value-type="float" office:value="6571.33845021554" calcext:value-type="float">
            <text:p>6571.33845021554</text:p>
          </table:table-cell>
          <table:table-cell office:value-type="float" office:value="4855.24098988653" calcext:value-type="float">
            <text:p>4855.24098988653</text:p>
          </table:table-cell>
          <table:table-cell office:value-type="float" office:value="4042.20057399248" calcext:value-type="float">
            <text:p>4042.20057399248</text:p>
          </table:table-cell>
          <table:table-cell office:value-type="float" office:value="45544466.7" calcext:value-type="float">
            <text:p>45544466.7</text:p>
          </table:table-cell>
          <table:table-cell office:value-type="float" office:value="92189.4763" calcext:value-type="float">
            <text:p>92189.4763</text:p>
          </table:table-cell>
          <table:table-cell office:value-type="float" office:value="11643.0914" calcext:value-type="float">
            <text:p>11643.0914</text:p>
          </table:table-cell>
          <table:table-cell office:value-type="float" office:value="6571.50393" calcext:value-type="float">
            <text:p>6571.50393</text:p>
          </table:table-cell>
          <table:table-cell office:value-type="float" office:value="4855.24524" calcext:value-type="float">
            <text:p>4855.24524</text:p>
          </table:table-cell>
          <table:table-cell office:value-type="float" office:value="4042.1819" calcext:value-type="float">
            <text:p>4042.181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7846889.9521558" calcext:value-type="float">
            <text:p>47846889.9521558</text:p>
          </table:table-cell>
          <table:table-cell office:value-type="float" office:value="215238.915195868" calcext:value-type="float">
            <text:p>215238.915195868</text:p>
          </table:table-cell>
          <table:table-cell office:value-type="float" office:value="13150.4543481977" calcext:value-type="float">
            <text:p>13150.4543481977</text:p>
          </table:table-cell>
          <table:table-cell office:value-type="float" office:value="6981.77756056693" calcext:value-type="float">
            <text:p>6981.77756056693</text:p>
          </table:table-cell>
          <table:table-cell office:value-type="float" office:value="5049.99495000505" calcext:value-type="float">
            <text:p>5049.99495000505</text:p>
          </table:table-cell>
          <table:table-cell office:value-type="float" office:value="4159.21474025704" calcext:value-type="float">
            <text:p>4159.21474025704</text:p>
          </table:table-cell>
          <table:table-cell office:value-type="float" office:value="48048020.6" calcext:value-type="float">
            <text:p>48048020.6</text:p>
          </table:table-cell>
          <table:table-cell office:value-type="float" office:value="256753.729" calcext:value-type="float">
            <text:p>256753.729</text:p>
          </table:table-cell>
          <table:table-cell office:value-type="float" office:value="13151.1704" calcext:value-type="float">
            <text:p>13151.1704</text:p>
          </table:table-cell>
          <table:table-cell office:value-type="float" office:value="6982.00063" calcext:value-type="float">
            <text:p>6982.00063</text:p>
          </table:table-cell>
          <table:table-cell office:value-type="float" office:value="5050.17742" calcext:value-type="float">
            <text:p>5050.17742</text:p>
          </table:table-cell>
          <table:table-cell office:value-type="float" office:value="4159.2339" calcext:value-type="float">
            <text:p>4159.233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9999999.9999962" calcext:value-type="float">
            <text:p>49999999.9999962</text:p>
          </table:table-cell>
          <table:table-cell office:value-type="float" office:value="648929.266709932" calcext:value-type="float">
            <text:p>648929.266709932</text:p>
          </table:table-cell>
          <table:table-cell office:value-type="float" office:value="15100.4937861468" calcext:value-type="float">
            <text:p>15100.4937861468</text:p>
          </table:table-cell>
          <table:table-cell office:value-type="float" office:value="7445.90549656744" calcext:value-type="float">
            <text:p>7445.90549656744</text:p>
          </table:table-cell>
          <table:table-cell office:value-type="float" office:value="5260.66600031564" calcext:value-type="float">
            <text:p>5260.66600031564</text:p>
          </table:table-cell>
          <table:table-cell office:value-type="float" office:value="4282.83866546747" calcext:value-type="float">
            <text:p>4282.83866546747</text:p>
          </table:table-cell>
          <table:table-cell office:value-type="float" office:value="49985600.1" calcext:value-type="float">
            <text:p>49985600.1</text:p>
          </table:table-cell>
          <table:table-cell office:value-type="float" office:value="817955.751" calcext:value-type="float">
            <text:p>817955.751</text:p>
          </table:table-cell>
          <table:table-cell office:value-type="float" office:value="15101.6713" calcext:value-type="float">
            <text:p>15101.6713</text:p>
          </table:table-cell>
          <table:table-cell office:value-type="float" office:value="7446.05142" calcext:value-type="float">
            <text:p>7446.05142</text:p>
          </table:table-cell>
          <table:table-cell office:value-type="float" office:value="5260.94798" calcext:value-type="float">
            <text:p>5260.94798</text:p>
          </table:table-cell>
          <table:table-cell office:value-type="float" office:value="4283.01678" calcext:value-type="float">
            <text:p>4283.016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1546391.7525723" calcext:value-type="float">
            <text:p>51546391.7525723</text:p>
          </table:table-cell>
          <table:table-cell office:value-type="float" office:value="1636661.21112925" calcext:value-type="float">
            <text:p>1636661.21112925</text:p>
          </table:table-cell>
          <table:table-cell office:value-type="float" office:value="17719.5003100913" calcext:value-type="float">
            <text:p>17719.5003100913</text:p>
          </table:table-cell>
          <table:table-cell office:value-type="float" office:value="7974.48165869218" calcext:value-type="float">
            <text:p>7974.48165869218</text:p>
          </table:table-cell>
          <table:table-cell office:value-type="float" office:value="5489.67940272288" calcext:value-type="float">
            <text:p>5489.67940272288</text:p>
          </table:table-cell>
          <table:table-cell office:value-type="float" office:value="4414.03663650408" calcext:value-type="float">
            <text:p>4414.03663650408</text:p>
          </table:table-cell>
          <table:table-cell office:value-type="float" office:value="51533951.9" calcext:value-type="float">
            <text:p>51533951.9</text:p>
          </table:table-cell>
          <table:table-cell office:value-type="float" office:value="1862122.4" calcext:value-type="float">
            <text:p>1862122.4</text:p>
          </table:table-cell>
          <table:table-cell office:value-type="float" office:value="17721.6106" calcext:value-type="float">
            <text:p>17721.6106</text:p>
          </table:table-cell>
          <table:table-cell office:value-type="float" office:value="7974.86316" calcext:value-type="float">
            <text:p>7974.86316</text:p>
          </table:table-cell>
          <table:table-cell office:value-type="float" office:value="5489.56864" calcext:value-type="float">
            <text:p>5489.56864</text:p>
          </table:table-cell>
          <table:table-cell office:value-type="float" office:value="4414.12819" calcext:value-type="float">
            <text:p>4414.1281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52631578.9473703" calcext:value-type="float">
            <text:p>52631578.9473703</text:p>
          </table:table-cell>
          <table:table-cell office:value-type="float" office:value="2898550.72463759" calcext:value-type="float">
            <text:p>2898550.72463759</text:p>
          </table:table-cell>
          <table:table-cell office:value-type="float" office:value="21418.3212319818" calcext:value-type="float">
            <text:p>21418.3212319818</text:p>
          </table:table-cell>
          <table:table-cell office:value-type="float" office:value="8582.95425285383" calcext:value-type="float">
            <text:p>8582.95425285383</text:p>
          </table:table-cell>
          <table:table-cell office:value-type="float" office:value="5738.55158957879" calcext:value-type="float">
            <text:p>5738.55158957879</text:p>
          </table:table-cell>
          <table:table-cell office:value-type="float" office:value="4553.31936982059" calcext:value-type="float">
            <text:p>4553.31936982059</text:p>
          </table:table-cell>
          <table:table-cell office:value-type="float" office:value="52802902.3" calcext:value-type="float">
            <text:p>52802902.3</text:p>
          </table:table-cell>
          <table:table-cell office:value-type="float" office:value="3067501.5" calcext:value-type="float">
            <text:p>3067501.5</text:p>
          </table:table-cell>
          <table:table-cell office:value-type="float" office:value="21423.1683" calcext:value-type="float">
            <text:p>21423.1683</text:p>
          </table:table-cell>
          <table:table-cell office:value-type="float" office:value="8583.00187" calcext:value-type="float">
            <text:p>8583.00187</text:p>
          </table:table-cell>
          <table:table-cell office:value-type="float" office:value="5738.40683" calcext:value-type="float">
            <text:p>5738.40683</text:p>
          </table:table-cell>
          <table:table-cell office:value-type="float" office:value="4553.23871" calcext:value-type="float">
            <text:p>4553.238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763440.8602183" calcext:value-type="float">
            <text:p>53763440.8602183</text:p>
          </table:table-cell>
          <table:table-cell office:value-type="float" office:value="4081632.65306131" calcext:value-type="float">
            <text:p>4081632.65306131</text:p>
          </table:table-cell>
          <table:table-cell office:value-type="float" office:value="27018.9943530301" calcext:value-type="float">
            <text:p>27018.9943530301</text:p>
          </table:table-cell>
          <table:table-cell office:value-type="float" office:value="9289.36367858801" calcext:value-type="float">
            <text:p>9289.36367858801</text:p>
          </table:table-cell>
          <table:table-cell office:value-type="float" office:value="6009.97656109141" calcext:value-type="float">
            <text:p>6009.97656109141</text:p>
          </table:table-cell>
          <table:table-cell office:value-type="float" office:value="4701.01541933058" calcext:value-type="float">
            <text:p>4701.01541933058</text:p>
          </table:table-cell>
          <table:table-cell office:value-type="float" office:value="53864052.8" calcext:value-type="float">
            <text:p>53864052.8</text:p>
          </table:table-cell>
          <table:table-cell office:value-type="float" office:value="4187526.38" calcext:value-type="float">
            <text:p>4187526.38</text:p>
          </table:table-cell>
          <table:table-cell office:value-type="float" office:value="27034.3188" calcext:value-type="float">
            <text:p>27034.3188</text:p>
          </table:table-cell>
          <table:table-cell office:value-type="float" office:value="9289.75167" calcext:value-type="float">
            <text:p>9289.75167</text:p>
          </table:table-cell>
          <table:table-cell office:value-type="float" office:value="6010.26788" calcext:value-type="float">
            <text:p>6010.26788</text:p>
          </table:table-cell>
          <table:table-cell office:value-type="float" office:value="4701.10327" calcext:value-type="float">
            <text:p>4701.1032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4644808.7431723" calcext:value-type="float">
            <text:p>54644808.7431723</text:p>
          </table:table-cell>
          <table:table-cell office:value-type="float" office:value="5076142.13197992" calcext:value-type="float">
            <text:p>5076142.13197992</text:p>
          </table:table-cell>
          <table:table-cell office:value-type="float" office:value="36384.8057051376" calcext:value-type="float">
            <text:p>36384.8057051376</text:p>
          </table:table-cell>
          <table:table-cell office:value-type="float" office:value="10120.433154539" calcext:value-type="float">
            <text:p>10120.433154539</text:p>
          </table:table-cell>
          <table:table-cell office:value-type="float" office:value="6308.35225839011" calcext:value-type="float">
            <text:p>6308.35225839011</text:p>
          </table:table-cell>
          <table:table-cell office:value-type="float" office:value="4858.37827333237" calcext:value-type="float">
            <text:p>4858.37827333237</text:p>
          </table:table-cell>
          <table:table-cell office:value-type="float" office:value="54766083.4" calcext:value-type="float">
            <text:p>54766083.4</text:p>
          </table:table-cell>
          <table:table-cell office:value-type="float" office:value="5155207.84" calcext:value-type="float">
            <text:p>5155207.84</text:p>
          </table:table-cell>
          <table:table-cell office:value-type="float" office:value="36458.3309" calcext:value-type="float">
            <text:p>36458.3309</text:p>
          </table:table-cell>
          <table:table-cell office:value-type="float" office:value="10121.1902" calcext:value-type="float">
            <text:p>10121.1902</text:p>
          </table:table-cell>
          <table:table-cell office:value-type="float" office:value="6308.50127" calcext:value-type="float">
            <text:p>6308.50127</text:p>
          </table:table-cell>
          <table:table-cell office:value-type="float" office:value="4858.57491" calcext:value-type="float">
            <text:p>4858.574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5555555.5555579" calcext:value-type="float">
            <text:p>55555555.5555579</text:p>
          </table:table-cell>
          <table:table-cell office:value-type="float" office:value="5917159.76331368" calcext:value-type="float">
            <text:p>5917159.76331368</text:p>
          </table:table-cell>
          <table:table-cell office:value-type="float" office:value="54356.688590531" calcext:value-type="float">
            <text:p>54356.688590531</text:p>
          </table:table-cell>
          <table:table-cell office:value-type="float" office:value="11113.5807957324" calcext:value-type="float">
            <text:p>11113.5807957324</text:p>
          </table:table-cell>
          <table:table-cell office:value-type="float" office:value="6637.0213048384" calcext:value-type="float">
            <text:p>6637.0213048384</text:p>
          </table:table-cell>
          <table:table-cell office:value-type="float" office:value="5026.64119835126" calcext:value-type="float">
            <text:p>5026.64119835126</text:p>
          </table:table-cell>
          <table:table-cell office:value-type="float" office:value="55543295" calcext:value-type="float">
            <text:p>55543295</text:p>
          </table:table-cell>
          <table:table-cell office:value-type="float" office:value="5978271.72" calcext:value-type="float">
            <text:p>5978271.72</text:p>
          </table:table-cell>
          <table:table-cell office:value-type="float" office:value="54887.9246" calcext:value-type="float">
            <text:p>54887.9246</text:p>
          </table:table-cell>
          <table:table-cell office:value-type="float" office:value="11113.4621" calcext:value-type="float">
            <text:p>11113.4621</text:p>
          </table:table-cell>
          <table:table-cell office:value-type="float" office:value="6637.13912" calcext:value-type="float">
            <text:p>6637.13912</text:p>
          </table:table-cell>
          <table:table-cell office:value-type="float" office:value="5026.6212" calcext:value-type="float">
            <text:p>5026.621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56497175.141238" calcext:value-type="float">
            <text:p>56497175.141238</text:p>
          </table:table-cell>
          <table:table-cell office:value-type="float" office:value="6622516.55629173" calcext:value-type="float">
            <text:p>6622516.55629173</text:p>
          </table:table-cell>
          <table:table-cell office:value-type="float" office:value="94661.1132146915" calcext:value-type="float">
            <text:p>94661.1132146915</text:p>
          </table:table-cell>
          <table:table-cell office:value-type="float" office:value="12318.3050012318" calcext:value-type="float">
            <text:p>12318.3050012318</text:p>
          </table:table-cell>
          <table:table-cell office:value-type="float" office:value="7000.8401008121" calcext:value-type="float">
            <text:p>7000.8401008121</text:p>
          </table:table-cell>
          <table:table-cell office:value-type="float" office:value="5206.43515385016" calcext:value-type="float">
            <text:p>5206.43515385016</text:p>
          </table:table-cell>
          <table:table-cell office:value-type="float" office:value="56220600.9" calcext:value-type="float">
            <text:p>56220600.9</text:p>
          </table:table-cell>
          <table:table-cell office:value-type="float" office:value="6680985.6" calcext:value-type="float">
            <text:p>6680985.6</text:p>
          </table:table-cell>
          <table:table-cell office:value-type="float" office:value="98827.0125" calcext:value-type="float">
            <text:p>98827.0125</text:p>
          </table:table-cell>
          <table:table-cell office:value-type="float" office:value="12318.1388" calcext:value-type="float">
            <text:p>12318.1388</text:p>
          </table:table-cell>
          <table:table-cell office:value-type="float" office:value="7001.07942" calcext:value-type="float">
            <text:p>7001.07942</text:p>
          </table:table-cell>
          <table:table-cell office:value-type="float" office:value="5206.34415" calcext:value-type="float">
            <text:p>5206.3441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6818181.8181789" calcext:value-type="float">
            <text:p>56818181.8181789</text:p>
          </table:table-cell>
          <table:table-cell office:value-type="float" office:value="7246376.81159432" calcext:value-type="float">
            <text:p>7246376.81159432</text:p>
          </table:table-cell>
          <table:table-cell office:value-type="float" office:value="193948.797517458" calcext:value-type="float">
            <text:p>193948.797517458</text:p>
          </table:table-cell>
          <table:table-cell office:value-type="float" office:value="13810.2472034249" calcext:value-type="float">
            <text:p>13810.2472034249</text:p>
          </table:table-cell>
          <table:table-cell office:value-type="float" office:value="7406.31017627018" calcext:value-type="float">
            <text:p>7406.31017627018</text:p>
          </table:table-cell>
          <table:table-cell office:value-type="float" office:value="5398.98499082173" calcext:value-type="float">
            <text:p>5398.98499082173</text:p>
          </table:table-cell>
          <table:table-cell office:value-type="float" office:value="56816568.6" calcext:value-type="float">
            <text:p>56816568.6</text:p>
          </table:table-cell>
          <table:table-cell office:value-type="float" office:value="7286628.19" calcext:value-type="float">
            <text:p>7286628.19</text:p>
          </table:table-cell>
          <table:table-cell office:value-type="float" office:value="215166.659" calcext:value-type="float">
            <text:p>215166.659</text:p>
          </table:table-cell>
          <table:table-cell office:value-type="float" office:value="13811.39" calcext:value-type="float">
            <text:p>13811.39</text:p>
          </table:table-cell>
          <table:table-cell office:value-type="float" office:value="7406.33158" calcext:value-type="float">
            <text:p>7406.33158</text:p>
          </table:table-cell>
          <table:table-cell office:value-type="float" office:value="5399.0044" calcext:value-type="float">
            <text:p>5399.004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7142857.1428563" calcext:value-type="float">
            <text:p>57142857.1428563</text:p>
          </table:table-cell>
          <table:table-cell office:value-type="float" office:value="7812499.99999941" calcext:value-type="float">
            <text:p>7812499.99999941</text:p>
          </table:table-cell>
          <table:table-cell office:value-type="float" office:value="416493.127863382" calcext:value-type="float">
            <text:p>416493.127863382</text:p>
          </table:table-cell>
          <table:table-cell office:value-type="float" office:value="15708.4511467169" calcext:value-type="float">
            <text:p>15708.4511467169</text:p>
          </table:table-cell>
          <table:table-cell office:value-type="float" office:value="7860.39930828486" calcext:value-type="float">
            <text:p>7860.39930828486</text:p>
          </table:table-cell>
          <table:table-cell office:value-type="float" office:value="5606.00964233658" calcext:value-type="float">
            <text:p>5606.00964233658</text:p>
          </table:table-cell>
          <table:table-cell office:value-type="float" office:value="57345344.9" calcext:value-type="float">
            <text:p>57345344.9</text:p>
          </table:table-cell>
          <table:table-cell office:value-type="float" office:value="7814016.87" calcext:value-type="float">
            <text:p>7814016.87</text:p>
          </table:table-cell>
          <table:table-cell office:value-type="float" office:value="465639.269" calcext:value-type="float">
            <text:p>465639.269</text:p>
          </table:table-cell>
          <table:table-cell office:value-type="float" office:value="15710.5163" calcext:value-type="float">
            <text:p>15710.5163</text:p>
          </table:table-cell>
          <table:table-cell office:value-type="float" office:value="7860.35033" calcext:value-type="float">
            <text:p>7860.35033</text:p>
          </table:table-cell>
          <table:table-cell office:value-type="float" office:value="5606.05079" calcext:value-type="float">
            <text:p>5606.05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03468.208096" calcext:value-type="float">
            <text:p>57803468.208096</text:p>
          </table:table-cell>
          <table:table-cell office:value-type="float" office:value="8264462.80991775" calcext:value-type="float">
            <text:p>8264462.80991775</text:p>
          </table:table-cell>
          <table:table-cell office:value-type="float" office:value="779423.226812139" calcext:value-type="float">
            <text:p>779423.226812139</text:p>
          </table:table-cell>
          <table:table-cell office:value-type="float" office:value="18204.9881667577" calcext:value-type="float">
            <text:p>18204.9881667577</text:p>
          </table:table-cell>
          <table:table-cell office:value-type="float" office:value="8372.40455458808" calcext:value-type="float">
            <text:p>8372.40455458808</text:p>
          </table:table-cell>
          <table:table-cell office:value-type="float" office:value="5828.86453718815" calcext:value-type="float">
            <text:p>5828.86453718815</text:p>
          </table:table-cell>
          <table:table-cell office:value-type="float" office:value="57817915.1" calcext:value-type="float">
            <text:p>57817915.1</text:p>
          </table:table-cell>
          <table:table-cell office:value-type="float" office:value="8277724.92" calcext:value-type="float">
            <text:p>8277724.92</text:p>
          </table:table-cell>
          <table:table-cell office:value-type="float" office:value="837797.976" calcext:value-type="float">
            <text:p>837797.976</text:p>
          </table:table-cell>
          <table:table-cell office:value-type="float" office:value="18205.6762" calcext:value-type="float">
            <text:p>18205.6762</text:p>
          </table:table-cell>
          <table:table-cell office:value-type="float" office:value="8372.49783" calcext:value-type="float">
            <text:p>8372.49783</text:p>
          </table:table-cell>
          <table:table-cell office:value-type="float" office:value="5829.15691" calcext:value-type="float">
            <text:p>5829.1569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58139534.8837266" calcext:value-type="float">
            <text:p>58139534.8837266</text:p>
          </table:table-cell>
          <table:table-cell office:value-type="float" office:value="8695652.17391448" calcext:value-type="float">
            <text:p>8695652.17391448</text:p>
          </table:table-cell>
          <table:table-cell office:value-type="float" office:value="1210653.75302656" calcext:value-type="float">
            <text:p>1210653.75302656</text:p>
          </table:table-cell>
          <table:table-cell office:value-type="float" office:value="21621.6216216217" calcext:value-type="float">
            <text:p>21621.6216216217</text:p>
          </table:table-cell>
          <table:table-cell office:value-type="float" office:value="8954.15472779369" calcext:value-type="float">
            <text:p>8954.15472779369</text:p>
          </table:table-cell>
          <table:table-cell office:value-type="float" office:value="6070.17117882725" calcext:value-type="float">
            <text:p>6070.17117882725</text:p>
          </table:table-cell>
          <table:table-cell office:value-type="float" office:value="58242951.6" calcext:value-type="float">
            <text:p>58242951.6</text:p>
          </table:table-cell>
          <table:table-cell office:value-type="float" office:value="8688980.71" calcext:value-type="float">
            <text:p>8688980.71</text:p>
          </table:table-cell>
          <table:table-cell office:value-type="float" office:value="1259538.18" calcext:value-type="float">
            <text:p>1259538.18</text:p>
          </table:table-cell>
          <table:table-cell office:value-type="float" office:value="21625.532" calcext:value-type="float">
            <text:p>21625.532</text:p>
          </table:table-cell>
          <table:table-cell office:value-type="float" office:value="8954.69472" calcext:value-type="float">
            <text:p>8954.69472</text:p>
          </table:table-cell>
          <table:table-cell office:value-type="float" office:value="6070.26636" calcext:value-type="float">
            <text:p>6070.2663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8479532.1637361" calcext:value-type="float">
            <text:p>58479532.1637361</text:p>
          </table:table-cell>
          <table:table-cell office:value-type="float" office:value="9090909.09090874" calcext:value-type="float">
            <text:p>9090909.09090874</text:p>
          </table:table-cell>
          <table:table-cell office:value-type="float" office:value="1639344.26229513" calcext:value-type="float">
            <text:p>1639344.26229513</text:p>
          </table:table-cell>
          <table:table-cell office:value-type="float" office:value="26574.5415891576" calcext:value-type="float">
            <text:p>26574.5415891576</text:p>
          </table:table-cell>
          <table:table-cell office:value-type="float" office:value="9621.86086789186" calcext:value-type="float">
            <text:p>9621.86086789186</text:p>
          </table:table-cell>
          <table:table-cell office:value-type="float" office:value="6331.51829808789" calcext:value-type="float">
            <text:p>6331.51829808789</text:p>
          </table:table-cell>
          <table:table-cell office:value-type="float" office:value="58627400.2" calcext:value-type="float">
            <text:p>58627400.2</text:p>
          </table:table-cell>
          <table:table-cell office:value-type="float" office:value="9056504.07" calcext:value-type="float">
            <text:p>9056504.07</text:p>
          </table:table-cell>
          <table:table-cell office:value-type="float" office:value="1676963.59" calcext:value-type="float">
            <text:p>1676963.59</text:p>
          </table:table-cell>
          <table:table-cell office:value-type="float" office:value="26585.8625" calcext:value-type="float">
            <text:p>26585.8625</text:p>
          </table:table-cell>
          <table:table-cell office:value-type="float" office:value="9622.35714" calcext:value-type="float">
            <text:p>9622.35714</text:p>
          </table:table-cell>
          <table:table-cell office:value-type="float" office:value="6331.6495" calcext:value-type="float">
            <text:p>6331.64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59171597.6331338" calcext:value-type="float">
            <text:p>59171597.6331338</text:p>
          </table:table-cell>
          <table:table-cell office:value-type="float" office:value="9345794.39252062" calcext:value-type="float">
            <text:p>9345794.39252062</text:p>
          </table:table-cell>
          <table:table-cell office:value-type="float" office:value="2036659.87780072" calcext:value-type="float">
            <text:p>2036659.87780072</text:p>
          </table:table-cell>
          <table:table-cell office:value-type="float" office:value="34305.3173241851" calcext:value-type="float">
            <text:p>34305.3173241851</text:p>
          </table:table-cell>
          <table:table-cell office:value-type="float" office:value="10395.0103950104" calcext:value-type="float">
            <text:p>10395.0103950104</text:p>
          </table:table-cell>
          <table:table-cell office:value-type="float" office:value="6615.50674781686" calcext:value-type="float">
            <text:p>6615.50674781686</text:p>
          </table:table-cell>
          <table:table-cell office:value-type="float" office:value="58976895.3" calcext:value-type="float">
            <text:p>58976895.3</text:p>
          </table:table-cell>
          <table:table-cell office:value-type="float" office:value="9387150.28" calcext:value-type="float">
            <text:p>9387150.28</text:p>
          </table:table-cell>
          <table:table-cell office:value-type="float" office:value="2067239.18" calcext:value-type="float">
            <text:p>2067239.18</text:p>
          </table:table-cell>
          <table:table-cell office:value-type="float" office:value="34362.1742" calcext:value-type="float">
            <text:p>34362.1742</text:p>
          </table:table-cell>
          <table:table-cell office:value-type="float" office:value="10395.777" calcext:value-type="float">
            <text:p>10395.777</text:p>
          </table:table-cell>
          <table:table-cell office:value-type="float" office:value="6615.97516" calcext:value-type="float">
            <text:p>6615.9751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9523809.5238096" calcext:value-type="float">
            <text:p>59523809.5238096</text:p>
          </table:table-cell>
          <table:table-cell office:value-type="float" office:value="9615384.61538547" calcext:value-type="float">
            <text:p>9615384.61538547</text:p>
          </table:table-cell>
          <table:table-cell office:value-type="float" office:value="2403846.15384558" calcext:value-type="float">
            <text:p>2403846.15384558</text:p>
          </table:table-cell>
          <table:table-cell office:value-type="float" office:value="47619.0476190477" calcext:value-type="float">
            <text:p>47619.0476190477</text:p>
          </table:table-cell>
          <table:table-cell office:value-type="float" office:value="11301.9891500904" calcext:value-type="float">
            <text:p>11301.9891500904</text:p>
          </table:table-cell>
          <table:table-cell office:value-type="float" office:value="6926.64681027915" calcext:value-type="float">
            <text:p>6926.64681027915</text:p>
          </table:table-cell>
          <table:table-cell office:value-type="float" office:value="59296059.4" calcext:value-type="float">
            <text:p>59296059.4</text:p>
          </table:table-cell>
          <table:table-cell office:value-type="float" office:value="9686380.42" calcext:value-type="float">
            <text:p>9686380.42</text:p>
          </table:table-cell>
          <table:table-cell office:value-type="float" office:value="2424420.04" calcext:value-type="float">
            <text:p>2424420.04</text:p>
          </table:table-cell>
          <table:table-cell office:value-type="float" office:value="47915.3141" calcext:value-type="float">
            <text:p>47915.3141</text:p>
          </table:table-cell>
          <table:table-cell office:value-type="float" office:value="11302.2107" calcext:value-type="float">
            <text:p>11302.2107</text:p>
          </table:table-cell>
          <table:table-cell office:value-type="float" office:value="6926.40198" calcext:value-type="float">
            <text:p>6926.4019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9523809.5238096" calcext:value-type="float">
            <text:p>59523809.5238096</text:p>
          </table:table-cell>
          <table:table-cell office:value-type="float" office:value="10000000.0000018" calcext:value-type="float">
            <text:p>10000000.0000018</text:p>
          </table:table-cell>
          <table:table-cell office:value-type="float" office:value="2739726.02739685" calcext:value-type="float">
            <text:p>2739726.02739685</text:p>
          </table:table-cell>
          <table:table-cell office:value-type="float" office:value="73152.8895391367" calcext:value-type="float">
            <text:p>73152.8895391367</text:p>
          </table:table-cell>
          <table:table-cell office:value-type="float" office:value="12379.3018073781" calcext:value-type="float">
            <text:p>12379.3018073781</text:p>
          </table:table-cell>
          <table:table-cell office:value-type="float" office:value="7266.9137417339" calcext:value-type="float">
            <text:p>7266.9137417339</text:p>
          </table:table-cell>
          <table:table-cell office:value-type="float" office:value="59588723.4" calcext:value-type="float">
            <text:p>59588723.4</text:p>
          </table:table-cell>
          <table:table-cell office:value-type="float" office:value="9958601.06" calcext:value-type="float">
            <text:p>9958601.06</text:p>
          </table:table-cell>
          <table:table-cell office:value-type="float" office:value="2749258.77" calcext:value-type="float">
            <text:p>2749258.77</text:p>
          </table:table-cell>
          <table:table-cell office:value-type="float" office:value="74706.7987" calcext:value-type="float">
            <text:p>74706.7987</text:p>
          </table:table-cell>
          <table:table-cell office:value-type="float" office:value="12379.1373" calcext:value-type="float">
            <text:p>12379.1373</text:p>
          </table:table-cell>
          <table:table-cell office:value-type="float" office:value="7266.69622" calcext:value-type="float">
            <text:p>7266.6962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9880239.5209605" calcext:value-type="float">
            <text:p>59880239.5209605</text:p>
          </table:table-cell>
          <table:table-cell office:value-type="float" office:value="10204081.6326519" calcext:value-type="float">
            <text:p>10204081.6326519</text:p>
          </table:table-cell>
          <table:table-cell office:value-type="float" office:value="3030303.03030386" calcext:value-type="float">
            <text:p>3030303.03030386</text:p>
          </table:table-cell>
          <table:table-cell office:value-type="float" office:value="125313.283208022" calcext:value-type="float">
            <text:p>125313.283208022</text:p>
          </table:table-cell>
          <table:table-cell office:value-type="float" office:value="13678.0194227876" calcext:value-type="float">
            <text:p>13678.0194227876</text:p>
          </table:table-cell>
          <table:table-cell office:value-type="float" office:value="7641.17062734011" calcext:value-type="float">
            <text:p>7641.17062734011</text:p>
          </table:table-cell>
          <table:table-cell office:value-type="float" office:value="59858090.8" calcext:value-type="float">
            <text:p>59858090.8</text:p>
          </table:table-cell>
          <table:table-cell office:value-type="float" office:value="10207410.5" calcext:value-type="float">
            <text:p>10207410.5</text:p>
          </table:table-cell>
          <table:table-cell office:value-type="float" office:value="3044662.06" calcext:value-type="float">
            <text:p>3044662.06</text:p>
          </table:table-cell>
          <table:table-cell office:value-type="float" office:value="131831.148" calcext:value-type="float">
            <text:p>131831.148</text:p>
          </table:table-cell>
          <table:table-cell office:value-type="float" office:value="13679.5234" calcext:value-type="float">
            <text:p>13679.5234</text:p>
          </table:table-cell>
          <table:table-cell office:value-type="float" office:value="7641.38515" calcext:value-type="float">
            <text:p>7641.3851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0240963.8554186" calcext:value-type="float">
            <text:p>60240963.8554186</text:p>
          </table:table-cell>
          <table:table-cell office:value-type="float" office:value="10416666.6666659" calcext:value-type="float">
            <text:p>10416666.6666659</text:p>
          </table:table-cell>
          <table:table-cell office:value-type="float" office:value="3300330.03300418" calcext:value-type="float">
            <text:p>3300330.03300418</text:p>
          </table:table-cell>
          <table:table-cell office:value-type="float" office:value="226244.343891406" calcext:value-type="float">
            <text:p>226244.343891406</text:p>
          </table:table-cell>
          <table:table-cell office:value-type="float" office:value="15278.8388082506" calcext:value-type="float">
            <text:p>15278.8388082506</text:p>
          </table:table-cell>
          <table:table-cell office:value-type="float" office:value="8055.42129853392" calcext:value-type="float">
            <text:p>8055.42129853392</text:p>
          </table:table-cell>
          <table:table-cell office:value-type="float" office:value="60106862.6" calcext:value-type="float">
            <text:p>60106862.6</text:p>
          </table:table-cell>
          <table:table-cell office:value-type="float" office:value="10435779" calcext:value-type="float">
            <text:p>10435779</text:p>
          </table:table-cell>
          <table:table-cell office:value-type="float" office:value="3313950.6" calcext:value-type="float">
            <text:p>3313950.6</text:p>
          </table:table-cell>
          <table:table-cell office:value-type="float" office:value="242570.456" calcext:value-type="float">
            <text:p>242570.456</text:p>
          </table:table-cell>
          <table:table-cell office:value-type="float" office:value="15280.6866" calcext:value-type="float">
            <text:p>15280.6866</text:p>
          </table:table-cell>
          <table:table-cell office:value-type="float" office:value="8055.95938" calcext:value-type="float">
            <text:p>8055.9593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0240963.8554263" calcext:value-type="float">
            <text:p>60240963.8554263</text:p>
          </table:table-cell>
          <table:table-cell office:value-type="float" office:value="10638297.8723401" calcext:value-type="float">
            <text:p>10638297.8723401</text:p>
          </table:table-cell>
          <table:table-cell office:value-type="float" office:value="3558718.86120988" calcext:value-type="float">
            <text:p>3558718.86120988</text:p>
          </table:table-cell>
          <table:table-cell office:value-type="float" office:value="389105.058365746" calcext:value-type="float">
            <text:p>389105.058365746</text:p>
          </table:table-cell>
          <table:table-cell office:value-type="float" office:value="17301.0380622837" calcext:value-type="float">
            <text:p>17301.0380622837</text:p>
          </table:table-cell>
          <table:table-cell office:value-type="float" office:value="8517.1620815944" calcext:value-type="float">
            <text:p>8517.1620815944</text:p>
          </table:table-cell>
          <table:table-cell office:value-type="float" office:value="60337333.3" calcext:value-type="float">
            <text:p>60337333.3</text:p>
          </table:table-cell>
          <table:table-cell office:value-type="float" office:value="10646182.9" calcext:value-type="float">
            <text:p>10646182.9</text:p>
          </table:table-cell>
          <table:table-cell office:value-type="float" office:value="3560255.4" calcext:value-type="float">
            <text:p>3560255.4</text:p>
          </table:table-cell>
          <table:table-cell office:value-type="float" office:value="411537.952" calcext:value-type="float">
            <text:p>411537.952</text:p>
          </table:table-cell>
          <table:table-cell office:value-type="float" office:value="17299.9448" calcext:value-type="float">
            <text:p>17299.9448</text:p>
          </table:table-cell>
          <table:table-cell office:value-type="float" office:value="8517.14345" calcext:value-type="float">
            <text:p>8517.1434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0240963.8554264" calcext:value-type="float">
            <text:p>60240963.8554264</text:p>
          </table:table-cell>
          <table:table-cell office:value-type="float" office:value="10869565.2173915" calcext:value-type="float">
            <text:p>10869565.2173915</text:p>
          </table:table-cell>
          <table:table-cell office:value-type="float" office:value="3773584.90565886" calcext:value-type="float">
            <text:p>3773584.90565886</text:p>
          </table:table-cell>
          <table:table-cell office:value-type="float" office:value="595238.095238039" calcext:value-type="float">
            <text:p>595238.095238039</text:p>
          </table:table-cell>
          <table:table-cell office:value-type="float" office:value="19924.2877067146" calcext:value-type="float">
            <text:p>19924.2877067146</text:p>
          </table:table-cell>
          <table:table-cell office:value-type="float" office:value="9033.42366757001" calcext:value-type="float">
            <text:p>9033.42366757001</text:p>
          </table:table-cell>
          <table:table-cell office:value-type="float" office:value="60551464.2" calcext:value-type="float">
            <text:p>60551464.2</text:p>
          </table:table-cell>
          <table:table-cell office:value-type="float" office:value="10840705.1" calcext:value-type="float">
            <text:p>10840705.1</text:p>
          </table:table-cell>
          <table:table-cell office:value-type="float" office:value="3786345.18" calcext:value-type="float">
            <text:p>3786345.18</text:p>
          </table:table-cell>
          <table:table-cell office:value-type="float" office:value="617700.31" calcext:value-type="float">
            <text:p>617700.31</text:p>
          </table:table-cell>
          <table:table-cell office:value-type="float" office:value="19923.8361" calcext:value-type="float">
            <text:p>19923.8361</text:p>
          </table:table-cell>
          <table:table-cell office:value-type="float" office:value="9033.26272" calcext:value-type="float">
            <text:p>9033.262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0606060.60606" calcext:value-type="float">
            <text:p>60606060.60606</text:p>
          </table:table-cell>
          <table:table-cell office:value-type="float" office:value="11111111.1111119" calcext:value-type="float">
            <text:p>11111111.1111119</text:p>
          </table:table-cell>
          <table:table-cell office:value-type="float" office:value="3984063.74501872" calcext:value-type="float">
            <text:p>3984063.74501872</text:p>
          </table:table-cell>
          <table:table-cell office:value-type="float" office:value="813008.130081221" calcext:value-type="float">
            <text:p>813008.130081221</text:p>
          </table:table-cell>
          <table:table-cell office:value-type="float" office:value="23457.6589256392" calcext:value-type="float">
            <text:p>23457.6589256392</text:p>
          </table:table-cell>
          <table:table-cell office:value-type="float" office:value="9614.4601480627" calcext:value-type="float">
            <text:p>9614.4601480627</text:p>
          </table:table-cell>
          <table:table-cell office:value-type="float" office:value="60750942.4" calcext:value-type="float">
            <text:p>60750942.4</text:p>
          </table:table-cell>
          <table:table-cell office:value-type="float" office:value="11021111.4" calcext:value-type="float">
            <text:p>11021111.4</text:p>
          </table:table-cell>
          <table:table-cell office:value-type="float" office:value="3994610.17" calcext:value-type="float">
            <text:p>3994610.17</text:p>
          </table:table-cell>
          <table:table-cell office:value-type="float" office:value="836985.403" calcext:value-type="float">
            <text:p>836985.403</text:p>
          </table:table-cell>
          <table:table-cell office:value-type="float" office:value="23466.3205" calcext:value-type="float">
            <text:p>23466.3205</text:p>
          </table:table-cell>
          <table:table-cell office:value-type="float" office:value="9614.74955" calcext:value-type="float">
            <text:p>9614.7495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60975609.7560915" calcext:value-type="float">
            <text:p>60975609.7560915</text:p>
          </table:table-cell>
          <table:table-cell office:value-type="float" office:value="11111111.1111119" calcext:value-type="float">
            <text:p>11111111.1111119</text:p>
          </table:table-cell>
          <table:table-cell office:value-type="float" office:value="4184100.41841155" calcext:value-type="float">
            <text:p>4184100.41841155</text:p>
          </table:table-cell>
          <table:table-cell office:value-type="float" office:value="1041666.66666674" calcext:value-type="float">
            <text:p>1041666.66666674</text:p>
          </table:table-cell>
          <table:table-cell office:value-type="float" office:value="28473.8041002278" calcext:value-type="float">
            <text:p>28473.8041002278</text:p>
          </table:table-cell>
          <table:table-cell office:value-type="float" office:value="10274.3244631666" calcext:value-type="float">
            <text:p>10274.3244631666</text:p>
          </table:table-cell>
          <table:table-cell office:value-type="float" office:value="60937225.9" calcext:value-type="float">
            <text:p>60937225.9</text:p>
          </table:table-cell>
          <table:table-cell office:value-type="float" office:value="11188910.5" calcext:value-type="float">
            <text:p>11188910.5</text:p>
          </table:table-cell>
          <table:table-cell office:value-type="float" office:value="4187097.43" calcext:value-type="float">
            <text:p>4187097.43</text:p>
          </table:table-cell>
          <table:table-cell office:value-type="float" office:value="1054463.8" calcext:value-type="float">
            <text:p>1054463.8</text:p>
          </table:table-cell>
          <table:table-cell office:value-type="float" office:value="28493.3641" calcext:value-type="float">
            <text:p>28493.3641</text:p>
          </table:table-cell>
          <table:table-cell office:value-type="float" office:value="10274.854" calcext:value-type="float">
            <text:p>10274.85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0975609.7560913" calcext:value-type="float">
            <text:p>60975609.7560913</text:p>
          </table:table-cell>
          <table:table-cell office:value-type="float" office:value="11235955.0561808" calcext:value-type="float">
            <text:p>11235955.0561808</text:p>
          </table:table-cell>
          <table:table-cell office:value-type="float" office:value="4366812.22707628" calcext:value-type="float">
            <text:p>4366812.22707628</text:p>
          </table:table-cell>
          <table:table-cell office:value-type="float" office:value="1250000.00000022" calcext:value-type="float">
            <text:p>1250000.00000022</text:p>
          </table:table-cell>
          <table:table-cell office:value-type="float" office:value="36062.0266858998" calcext:value-type="float">
            <text:p>36062.0266858998</text:p>
          </table:table-cell>
          <table:table-cell office:value-type="float" office:value="11030.2228105007" calcext:value-type="float">
            <text:p>11030.2228105007</text:p>
          </table:table-cell>
          <table:table-cell office:value-type="float" office:value="61111579.7" calcext:value-type="float">
            <text:p>61111579.7</text:p>
          </table:table-cell>
          <table:table-cell office:value-type="float" office:value="11345399.3" calcext:value-type="float">
            <text:p>11345399.3</text:p>
          </table:table-cell>
          <table:table-cell office:value-type="float" office:value="4365558.78" calcext:value-type="float">
            <text:p>4365558.78</text:p>
          </table:table-cell>
          <table:table-cell office:value-type="float" office:value="1263091.66" calcext:value-type="float">
            <text:p>1263091.66</text:p>
          </table:table-cell>
          <table:table-cell office:value-type="float" office:value="36108.9625" calcext:value-type="float">
            <text:p>36108.9625</text:p>
          </table:table-cell>
          <table:table-cell office:value-type="float" office:value="11030.6626" calcext:value-type="float">
            <text:p>11030.662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61349693.2515378" calcext:value-type="float">
            <text:p>61349693.2515378</text:p>
          </table:table-cell>
          <table:table-cell office:value-type="float" office:value="11494252.8735649" calcext:value-type="float">
            <text:p>11494252.8735649</text:p>
          </table:table-cell>
          <table:table-cell office:value-type="float" office:value="4524886.87782784" calcext:value-type="float">
            <text:p>4524886.87782784</text:p>
          </table:table-cell>
          <table:table-cell office:value-type="float" office:value="1449275.36231879" calcext:value-type="float">
            <text:p>1449275.36231879</text:p>
          </table:table-cell>
          <table:table-cell office:value-type="float" office:value="48402.7105517901" calcext:value-type="float">
            <text:p>48402.7105517901</text:p>
          </table:table-cell>
          <table:table-cell office:value-type="float" office:value="11904.7619047619" calcext:value-type="float">
            <text:p>11904.7619047619</text:p>
          </table:table-cell>
          <table:table-cell office:value-type="float" office:value="61275103.6" calcext:value-type="float">
            <text:p>61275103.6</text:p>
          </table:table-cell>
          <table:table-cell office:value-type="float" office:value="11491699.7" calcext:value-type="float">
            <text:p>11491699.7</text:p>
          </table:table-cell>
          <table:table-cell office:value-type="float" office:value="4531497.12" calcext:value-type="float">
            <text:p>4531497.12</text:p>
          </table:table-cell>
          <table:table-cell office:value-type="float" office:value="1460193.68" calcext:value-type="float">
            <text:p>1460193.68</text:p>
          </table:table-cell>
          <table:table-cell office:value-type="float" office:value="48635.0187" calcext:value-type="float">
            <text:p>48635.0187</text:p>
          </table:table-cell>
          <table:table-cell office:value-type="float" office:value="11904.5922" calcext:value-type="float">
            <text:p>11904.59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1349693.251538" calcext:value-type="float">
            <text:p>61349693.251538</text:p>
          </table:table-cell>
          <table:table-cell office:value-type="float" office:value="11627906.9767416" calcext:value-type="float">
            <text:p>11627906.9767416</text:p>
          </table:table-cell>
          <table:table-cell office:value-type="float" office:value="4672897.19626032" calcext:value-type="float">
            <text:p>4672897.19626032</text:p>
          </table:table-cell>
          <table:table-cell office:value-type="float" office:value="1639344.26229477" calcext:value-type="float">
            <text:p>1639344.26229477</text:p>
          </table:table-cell>
          <table:table-cell office:value-type="float" office:value="69979.0062981105" calcext:value-type="float">
            <text:p>69979.0062981105</text:p>
          </table:table-cell>
          <table:table-cell office:value-type="float" office:value="12926.5770423992" calcext:value-type="float">
            <text:p>12926.5770423992</text:p>
          </table:table-cell>
          <table:table-cell office:value-type="float" office:value="61428753.7" calcext:value-type="float">
            <text:p>61428753.7</text:p>
          </table:table-cell>
          <table:table-cell office:value-type="float" office:value="11628787.8" calcext:value-type="float">
            <text:p>11628787.8</text:p>
          </table:table-cell>
          <table:table-cell office:value-type="float" office:value="4686207.06" calcext:value-type="float">
            <text:p>4686207.06</text:p>
          </table:table-cell>
          <table:table-cell office:value-type="float" office:value="1645178.42" calcext:value-type="float">
            <text:p>1645178.42</text:p>
          </table:table-cell>
          <table:table-cell office:value-type="float" office:value="71063.1768" calcext:value-type="float">
            <text:p>71063.1768</text:p>
          </table:table-cell>
          <table:table-cell office:value-type="float" office:value="12926.6376" calcext:value-type="float">
            <text:p>12926.637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0975609.7560993" calcext:value-type="float">
            <text:p>60975609.7560993</text:p>
          </table:table-cell>
          <table:table-cell office:value-type="float" office:value="11764705.8823506" calcext:value-type="float">
            <text:p>11764705.8823506</text:p>
          </table:table-cell>
          <table:table-cell office:value-type="float" office:value="4830917.87439662" calcext:value-type="float">
            <text:p>4830917.87439662</text:p>
          </table:table-cell>
          <table:table-cell office:value-type="float" office:value="1818181.81818186" calcext:value-type="float">
            <text:p>1818181.81818186</text:p>
          </table:table-cell>
          <table:table-cell office:value-type="float" office:value="108932.461873641" calcext:value-type="float">
            <text:p>108932.461873641</text:p>
          </table:table-cell>
          <table:table-cell office:value-type="float" office:value="14136.2736782584" calcext:value-type="float">
            <text:p>14136.2736782584</text:p>
          </table:table-cell>
          <table:table-cell office:value-type="float" office:value="61573358.6" calcext:value-type="float">
            <text:p>61573358.6</text:p>
          </table:table-cell>
          <table:table-cell office:value-type="float" office:value="11757516.8" calcext:value-type="float">
            <text:p>11757516.8</text:p>
          </table:table-cell>
          <table:table-cell office:value-type="float" office:value="4830808.99" calcext:value-type="float">
            <text:p>4830808.99</text:p>
          </table:table-cell>
          <table:table-cell office:value-type="float" office:value="1818376.45" calcext:value-type="float">
            <text:p>1818376.45</text:p>
          </table:table-cell>
          <table:table-cell office:value-type="float" office:value="112642.654" calcext:value-type="float">
            <text:p>112642.654</text:p>
          </table:table-cell>
          <table:table-cell office:value-type="float" office:value="14137.8563" calcext:value-type="float">
            <text:p>14137.856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1349693.25153" calcext:value-type="float">
            <text:p>61349693.25153</text:p>
          </table:table-cell>
          <table:table-cell office:value-type="float" office:value="11904761.9047646" calcext:value-type="float">
            <text:p>11904761.9047646</text:p>
          </table:table-cell>
          <table:table-cell office:value-type="float" office:value="4975124.37811029" calcext:value-type="float">
            <text:p>4975124.37811029</text:p>
          </table:table-cell>
          <table:table-cell office:value-type="float" office:value="1960784.31372588" calcext:value-type="float">
            <text:p>1960784.31372588</text:p>
          </table:table-cell>
          <table:table-cell office:value-type="float" office:value="175438.596491236" calcext:value-type="float">
            <text:p>175438.596491236</text:p>
          </table:table-cell>
          <table:table-cell office:value-type="float" office:value="15593.3260564479" calcext:value-type="float">
            <text:p>15593.3260564479</text:p>
          </table:table-cell>
          <table:table-cell office:value-type="float" office:value="61709630.1" calcext:value-type="float">
            <text:p>61709630.1</text:p>
          </table:table-cell>
          <table:table-cell office:value-type="float" office:value="11878635.9" calcext:value-type="float">
            <text:p>11878635.9</text:p>
          </table:table-cell>
          <table:table-cell office:value-type="float" office:value="4966277.15" calcext:value-type="float">
            <text:p>4966277.15</text:p>
          </table:table-cell>
          <table:table-cell office:value-type="float" office:value="1980491.79" calcext:value-type="float">
            <text:p>1980491.79</text:p>
          </table:table-cell>
          <table:table-cell office:value-type="float" office:value="183734.013" calcext:value-type="float">
            <text:p>183734.013</text:p>
          </table:table-cell>
          <table:table-cell office:value-type="float" office:value="15595.9518" calcext:value-type="float">
            <text:p>15595.951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61349693.2515299" calcext:value-type="float">
            <text:p>61349693.2515299</text:p>
          </table:table-cell>
          <table:table-cell office:value-type="float" office:value="12048192.7710825" calcext:value-type="float">
            <text:p>12048192.7710825</text:p>
          </table:table-cell>
          <table:table-cell office:value-type="float" office:value="5102040.81632592" calcext:value-type="float">
            <text:p>5102040.81632592</text:p>
          </table:table-cell>
          <table:table-cell office:value-type="float" office:value="2127659.57446894" calcext:value-type="float">
            <text:p>2127659.57446894</text:p>
          </table:table-cell>
          <table:table-cell office:value-type="float" office:value="274725.274725286" calcext:value-type="float">
            <text:p>274725.274725286</text:p>
          </table:table-cell>
          <table:table-cell office:value-type="float" office:value="17385.2573018081" calcext:value-type="float">
            <text:p>17385.2573018081</text:p>
          </table:table-cell>
          <table:table-cell office:value-type="float" office:value="61838170.2" calcext:value-type="float">
            <text:p>61838170.2</text:p>
          </table:table-cell>
          <table:table-cell office:value-type="float" office:value="11992805.7" calcext:value-type="float">
            <text:p>11992805.7</text:p>
          </table:table-cell>
          <table:table-cell office:value-type="float" office:value="5093462.79" calcext:value-type="float">
            <text:p>5093462.79</text:p>
          </table:table-cell>
          <table:table-cell office:value-type="float" office:value="2132349.12" calcext:value-type="float">
            <text:p>2132349.12</text:p>
          </table:table-cell>
          <table:table-cell office:value-type="float" office:value="286047.392" calcext:value-type="float">
            <text:p>286047.392</text:p>
          </table:table-cell>
          <table:table-cell office:value-type="float" office:value="17384.5771" calcext:value-type="float">
            <text:p>17384.577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0975609.7560992" calcext:value-type="float">
            <text:p>60975609.7560992</text:p>
          </table:table-cell>
          <table:table-cell office:value-type="float" office:value="12048192.7710825" calcext:value-type="float">
            <text:p>12048192.7710825</text:p>
          </table:table-cell>
          <table:table-cell office:value-type="float" office:value="5208333.33333294" calcext:value-type="float">
            <text:p>5208333.33333294</text:p>
          </table:table-cell>
          <table:table-cell office:value-type="float" office:value="2272727.27272649" calcext:value-type="float">
            <text:p>2272727.27272649</text:p>
          </table:table-cell>
          <table:table-cell office:value-type="float" office:value="398406.374502" calcext:value-type="float">
            <text:p>398406.374502</text:p>
          </table:table-cell>
          <table:table-cell office:value-type="float" office:value="19630.9383588534" calcext:value-type="float">
            <text:p>19630.9383588534</text:p>
          </table:table-cell>
          <table:table-cell office:value-type="float" office:value="61959473.5" calcext:value-type="float">
            <text:p>61959473.5</text:p>
          </table:table-cell>
          <table:table-cell office:value-type="float" office:value="12100610.3" calcext:value-type="float">
            <text:p>12100610.3</text:p>
          </table:table-cell>
          <table:table-cell office:value-type="float" office:value="5213113.06" calcext:value-type="float">
            <text:p>5213113.06</text:p>
          </table:table-cell>
          <table:table-cell office:value-type="float" office:value="2274779.81" calcext:value-type="float">
            <text:p>2274779.81</text:p>
          </table:table-cell>
          <table:table-cell office:value-type="float" office:value="410592.243" calcext:value-type="float">
            <text:p>410592.243</text:p>
          </table:table-cell>
          <table:table-cell office:value-type="float" office:value="19629.5333" calcext:value-type="float">
            <text:p>19629.533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0606060.60606" calcext:value-type="float">
            <text:p>60606060.60606</text:p>
          </table:table-cell>
          <table:table-cell office:value-type="float" office:value="12048192.7710874" calcext:value-type="float">
            <text:p>12048192.7710874</text:p>
          </table:table-cell>
          <table:table-cell office:value-type="float" office:value="5319148.93617006" calcext:value-type="float">
            <text:p>5319148.93617006</text:p>
          </table:table-cell>
          <table:table-cell office:value-type="float" office:value="2380952.38095177" calcext:value-type="float">
            <text:p>2380952.38095177</text:p>
          </table:table-cell>
          <table:table-cell office:value-type="float" office:value="534759.358288722" calcext:value-type="float">
            <text:p>534759.358288722</text:p>
          </table:table-cell>
          <table:table-cell office:value-type="float" office:value="22522.5225225227" calcext:value-type="float">
            <text:p>22522.5225225227</text:p>
          </table:table-cell>
          <table:table-cell office:value-type="float" office:value="62073926.3" calcext:value-type="float">
            <text:p>62073926.3</text:p>
          </table:table-cell>
          <table:table-cell office:value-type="float" office:value="12202566.9" calcext:value-type="float">
            <text:p>12202566.9</text:p>
          </table:table-cell>
          <table:table-cell office:value-type="float" office:value="5325886.61" calcext:value-type="float">
            <text:p>5325886.61</text:p>
          </table:table-cell>
          <table:table-cell office:value-type="float" office:value="2408572.67" calcext:value-type="float">
            <text:p>2408572.67</text:p>
          </table:table-cell>
          <table:table-cell office:value-type="float" office:value="546027.092" calcext:value-type="float">
            <text:p>546027.092</text:p>
          </table:table-cell>
          <table:table-cell office:value-type="float" office:value="22528.4215" calcext:value-type="float">
            <text:p>22528.4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40963.8554263" calcext:value-type="float">
            <text:p>60240963.8554263</text:p>
          </table:table-cell>
          <table:table-cell office:value-type="float" office:value="12345679.0123444" calcext:value-type="float">
            <text:p>12345679.0123444</text:p>
          </table:table-cell>
          <table:table-cell office:value-type="float" office:value="5434782.60869574" calcext:value-type="float">
            <text:p>5434782.60869574</text:p>
          </table:table-cell>
          <table:table-cell office:value-type="float" office:value="2564102.56410318" calcext:value-type="float">
            <text:p>2564102.56410318</text:p>
          </table:table-cell>
          <table:table-cell office:value-type="float" office:value="675675.675675678" calcext:value-type="float">
            <text:p>675675.675675678</text:p>
          </table:table-cell>
          <table:table-cell office:value-type="float" office:value="26399.155227033" calcext:value-type="float">
            <text:p>26399.155227033</text:p>
          </table:table-cell>
          <table:table-cell office:value-type="float" office:value="62181802.4" calcext:value-type="float">
            <text:p>62181802.4</text:p>
          </table:table-cell>
          <table:table-cell office:value-type="float" office:value="12299134" calcext:value-type="float">
            <text:p>12299134</text:p>
          </table:table-cell>
          <table:table-cell office:value-type="float" office:value="5432366.45" calcext:value-type="float">
            <text:p>5432366.45</text:p>
          </table:table-cell>
          <table:table-cell office:value-type="float" office:value="2534455.08" calcext:value-type="float">
            <text:p>2534455.08</text:p>
          </table:table-cell>
          <table:table-cell office:value-type="float" office:value="684156.986" calcext:value-type="float">
            <text:p>684156.986</text:p>
          </table:table-cell>
          <table:table-cell office:value-type="float" office:value="26407.9618" calcext:value-type="float">
            <text:p>26407.961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9880239.5209605" calcext:value-type="float">
            <text:p>59880239.5209605</text:p>
          </table:table-cell>
          <table:table-cell office:value-type="float" office:value="12345679.0123444" calcext:value-type="float">
            <text:p>12345679.0123444</text:p>
          </table:table-cell>
          <table:table-cell office:value-type="float" office:value="5524861.87845127" calcext:value-type="float">
            <text:p>5524861.87845127</text:p>
          </table:table-cell>
          <table:table-cell office:value-type="float" office:value="2631578.94736828" calcext:value-type="float">
            <text:p>2631578.94736828</text:p>
          </table:table-cell>
          <table:table-cell office:value-type="float" office:value="813008.1300814" calcext:value-type="float">
            <text:p>813008.1300814</text:p>
          </table:table-cell>
          <table:table-cell office:value-type="float" office:value="31826.8618714192" calcext:value-type="float">
            <text:p>31826.8618714192</text:p>
          </table:table-cell>
          <table:table-cell office:value-type="float" office:value="62283255.6" calcext:value-type="float">
            <text:p>62283255.6</text:p>
          </table:table-cell>
          <table:table-cell office:value-type="float" office:value="12390716.2" calcext:value-type="float">
            <text:p>12390716.2</text:p>
          </table:table-cell>
          <table:table-cell office:value-type="float" office:value="5533070.63" calcext:value-type="float">
            <text:p>5533070.63</text:p>
          </table:table-cell>
          <table:table-cell office:value-type="float" office:value="2653088.47" calcext:value-type="float">
            <text:p>2653088.47</text:p>
          </table:table-cell>
          <table:table-cell office:value-type="float" office:value="820286.238" calcext:value-type="float">
            <text:p>820286.238</text:p>
          </table:table-cell>
          <table:table-cell office:value-type="float" office:value="31840.8441" calcext:value-type="float">
            <text:p>31840.844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8823529.4117603" calcext:value-type="float">
            <text:p>58823529.4117603</text:p>
          </table:table-cell>
          <table:table-cell office:value-type="float" office:value="12195121.951223" calcext:value-type="float">
            <text:p>12195121.951223</text:p>
          </table:table-cell>
          <table:table-cell office:value-type="float" office:value="5617977.52809041" calcext:value-type="float">
            <text:p>5617977.52809041</text:p>
          </table:table-cell>
          <table:table-cell office:value-type="float" office:value="2777777.77777796" calcext:value-type="float">
            <text:p>2777777.77777796</text:p>
          </table:table-cell>
          <table:table-cell office:value-type="float" office:value="943396.226414715" calcext:value-type="float">
            <text:p>943396.226414715</text:p>
          </table:table-cell>
          <table:table-cell office:value-type="float" office:value="39824.7710075665" calcext:value-type="float">
            <text:p>39824.7710075665</text:p>
          </table:table-cell>
          <table:table-cell office:value-type="float" office:value="62378309.6" calcext:value-type="float">
            <text:p>62378309.6</text:p>
          </table:table-cell>
          <table:table-cell office:value-type="float" office:value="12477668.5" calcext:value-type="float">
            <text:p>12477668.5</text:p>
          </table:table-cell>
          <table:table-cell office:value-type="float" office:value="5628461.09" calcext:value-type="float">
            <text:p>5628461.09</text:p>
          </table:table-cell>
          <table:table-cell office:value-type="float" office:value="2765070.2" calcext:value-type="float">
            <text:p>2765070.2</text:p>
          </table:table-cell>
          <table:table-cell office:value-type="float" office:value="952038.22" calcext:value-type="float">
            <text:p>952038.22</text:p>
          </table:table-cell>
          <table:table-cell office:value-type="float" office:value="39892.0796" calcext:value-type="float">
            <text:p>39892.079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7803468.208096" calcext:value-type="float">
            <text:p>57803468.208096</text:p>
          </table:table-cell>
          <table:table-cell office:value-type="float" office:value="12345679.0123444" calcext:value-type="float">
            <text:p>12345679.0123444</text:p>
          </table:table-cell>
          <table:table-cell office:value-type="float" office:value="5714285.71428868" calcext:value-type="float">
            <text:p>5714285.71428868</text:p>
          </table:table-cell>
          <table:table-cell office:value-type="float" office:value="2941176.47058882" calcext:value-type="float">
            <text:p>2941176.47058882</text:p>
          </table:table-cell>
          <table:table-cell office:value-type="float" office:value="1063829.78723386" calcext:value-type="float">
            <text:p>1063829.78723386</text:p>
          </table:table-cell>
          <table:table-cell office:value-type="float" office:value="52328.6237571952" calcext:value-type="float">
            <text:p>52328.6237571952</text:p>
          </table:table-cell>
          <table:table-cell office:value-type="float" office:value="62466845.7" calcext:value-type="float">
            <text:p>62466845.7</text:p>
          </table:table-cell>
          <table:table-cell office:value-type="float" office:value="12560297.9" calcext:value-type="float">
            <text:p>12560297.9</text:p>
          </table:table-cell>
          <table:table-cell office:value-type="float" office:value="5718951.08" calcext:value-type="float">
            <text:p>5718951.08</text:p>
          </table:table-cell>
          <table:table-cell office:value-type="float" office:value="2870938.17" calcext:value-type="float">
            <text:p>2870938.17</text:p>
          </table:table-cell>
          <table:table-cell office:value-type="float" office:value="1078346.15" calcext:value-type="float">
            <text:p>1078346.15</text:p>
          </table:table-cell>
          <table:table-cell office:value-type="float" office:value="52618.8233" calcext:value-type="float">
            <text:p>52618.82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6818181.8181858" calcext:value-type="float">
            <text:p>56818181.8181858</text:p>
          </table:table-cell>
          <table:table-cell office:value-type="float" office:value="12345679.0123444" calcext:value-type="float">
            <text:p>12345679.0123444</text:p>
          </table:table-cell>
          <table:table-cell office:value-type="float" office:value="5780346.8208079" calcext:value-type="float">
            <text:p>5780346.8208079</text:p>
          </table:table-cell>
          <table:table-cell office:value-type="float" office:value="2941176.47058882" calcext:value-type="float">
            <text:p>2941176.47058882</text:p>
          </table:table-cell>
          <table:table-cell office:value-type="float" office:value="1204819.27710835" calcext:value-type="float">
            <text:p>1204819.27710835</text:p>
          </table:table-cell>
          <table:table-cell office:value-type="float" office:value="72833.2119446474" calcext:value-type="float">
            <text:p>72833.2119446474</text:p>
          </table:table-cell>
          <table:table-cell office:value-type="float" office:value="62548588.7" calcext:value-type="float">
            <text:p>62548588.7</text:p>
          </table:table-cell>
          <table:table-cell office:value-type="float" office:value="12638863.9" calcext:value-type="float">
            <text:p>12638863.9</text:p>
          </table:table-cell>
          <table:table-cell office:value-type="float" office:value="5804911.33" calcext:value-type="float">
            <text:p>5804911.33</text:p>
          </table:table-cell>
          <table:table-cell office:value-type="float" office:value="2971176.44" calcext:value-type="float">
            <text:p>2971176.44</text:p>
          </table:table-cell>
          <table:table-cell office:value-type="float" office:value="1198841.08" calcext:value-type="float">
            <text:p>1198841.08</text:p>
          </table:table-cell>
          <table:table-cell office:value-type="float" office:value="73842.2273" calcext:value-type="float">
            <text:p>73842.227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5248618.7845241" calcext:value-type="float">
            <text:p>55248618.7845241</text:p>
          </table:table-cell>
          <table:table-cell office:value-type="float" office:value="12195121.951223" calcext:value-type="float">
            <text:p>12195121.951223</text:p>
          </table:table-cell>
          <table:table-cell office:value-type="float" office:value="5882352.94117293" calcext:value-type="float">
            <text:p>5882352.94117293</text:p>
          </table:table-cell>
          <table:table-cell office:value-type="float" office:value="3030303.0303026" calcext:value-type="float">
            <text:p>3030303.0303026</text:p>
          </table:table-cell>
          <table:table-cell office:value-type="float" office:value="1315789.47368414" calcext:value-type="float">
            <text:p>1315789.47368414</text:p>
          </table:table-cell>
          <table:table-cell office:value-type="float" office:value="106609.808102348" calcext:value-type="float">
            <text:p>106609.808102348</text:p>
          </table:table-cell>
          <table:table-cell office:value-type="float" office:value="62623091.4" calcext:value-type="float">
            <text:p>62623091.4</text:p>
          </table:table-cell>
          <table:table-cell office:value-type="float" office:value="12713575.9" calcext:value-type="float">
            <text:p>12713575.9</text:p>
          </table:table-cell>
          <table:table-cell office:value-type="float" office:value="5886675.08" calcext:value-type="float">
            <text:p>5886675.08</text:p>
          </table:table-cell>
          <table:table-cell office:value-type="float" office:value="3066220.78" calcext:value-type="float">
            <text:p>3066220.78</text:p>
          </table:table-cell>
          <table:table-cell office:value-type="float" office:value="1313515.88" calcext:value-type="float">
            <text:p>1313515.88</text:p>
          </table:table-cell>
          <table:table-cell office:value-type="float" office:value="109264.96" calcext:value-type="float">
            <text:p>109264.9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3763440.8602123" calcext:value-type="float">
            <text:p>53763440.8602123</text:p>
          </table:table-cell>
          <table:table-cell office:value-type="float" office:value="12048192.7710825" calcext:value-type="float">
            <text:p>12048192.7710825</text:p>
          </table:table-cell>
          <table:table-cell office:value-type="float" office:value="5952380.95238231" calcext:value-type="float">
            <text:p>5952380.95238231</text:p>
          </table:table-cell>
          <table:table-cell office:value-type="float" office:value="3124999.99999844" calcext:value-type="float">
            <text:p>3124999.99999844</text:p>
          </table:table-cell>
          <table:table-cell office:value-type="float" office:value="1408450.70422576" calcext:value-type="float">
            <text:p>1408450.70422576</text:p>
          </table:table-cell>
          <table:table-cell office:value-type="float" office:value="158730.158730159" calcext:value-type="float">
            <text:p>158730.158730159</text:p>
          </table:table-cell>
          <table:table-cell office:value-type="float" office:value="62689718.5" calcext:value-type="float">
            <text:p>62689718.5</text:p>
          </table:table-cell>
          <table:table-cell office:value-type="float" office:value="12784590.7" calcext:value-type="float">
            <text:p>12784590.7</text:p>
          </table:table-cell>
          <table:table-cell office:value-type="float" office:value="5964542.27" calcext:value-type="float">
            <text:p>5964542.27</text:p>
          </table:table-cell>
          <table:table-cell office:value-type="float" office:value="3156464.03" calcext:value-type="float">
            <text:p>3156464.03</text:p>
          </table:table-cell>
          <table:table-cell office:value-type="float" office:value="1422545.86" calcext:value-type="float">
            <text:p>1422545.86</text:p>
          </table:table-cell>
          <table:table-cell office:value-type="float" office:value="163703.098" calcext:value-type="float">
            <text:p>163703.09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51813471.5025931" calcext:value-type="float">
            <text:p>51813471.5025931</text:p>
          </table:table-cell>
          <table:table-cell office:value-type="float" office:value="11764705.8823506" calcext:value-type="float">
            <text:p>11764705.8823506</text:p>
          </table:table-cell>
          <table:table-cell office:value-type="float" office:value="5988023.95209969" calcext:value-type="float">
            <text:p>5988023.95209969</text:p>
          </table:table-cell>
          <table:table-cell office:value-type="float" office:value="3225806.45161288" calcext:value-type="float">
            <text:p>3225806.45161288</text:p>
          </table:table-cell>
          <table:table-cell office:value-type="float" office:value="1515151.51515131" calcext:value-type="float">
            <text:p>1515151.51515131</text:p>
          </table:table-cell>
          <table:table-cell office:value-type="float" office:value="230414.746543777" calcext:value-type="float">
            <text:p>230414.746543777</text:p>
          </table:table-cell>
          <table:table-cell office:value-type="float" office:value="62747630.2" calcext:value-type="float">
            <text:p>62747630.2</text:p>
          </table:table-cell>
          <table:table-cell office:value-type="float" office:value="12852006.7" calcext:value-type="float">
            <text:p>12852006.7</text:p>
          </table:table-cell>
          <table:table-cell office:value-type="float" office:value="6038782.62" calcext:value-type="float">
            <text:p>6038782.62</text:p>
          </table:table-cell>
          <table:table-cell office:value-type="float" office:value="3242260.93" calcext:value-type="float">
            <text:p>3242260.93</text:p>
          </table:table-cell>
          <table:table-cell office:value-type="float" office:value="1526193.2" calcext:value-type="float">
            <text:p>1526193.2</text:p>
          </table:table-cell>
          <table:table-cell office:value-type="float" office:value="236845.64" calcext:value-type="float">
            <text:p>236845.6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9504950.4950479" calcext:value-type="float">
            <text:p>49504950.4950479</text:p>
          </table:table-cell>
          <table:table-cell office:value-type="float" office:value="11494252.8735649" calcext:value-type="float">
            <text:p>11494252.8735649</text:p>
          </table:table-cell>
          <table:table-cell office:value-type="float" office:value="6060606.06060522" calcext:value-type="float">
            <text:p>6060606.06060522</text:p>
          </table:table-cell>
          <table:table-cell office:value-type="float" office:value="3333333.33333506" calcext:value-type="float">
            <text:p>3333333.33333506</text:p>
          </table:table-cell>
          <table:table-cell office:value-type="float" office:value="1612903.22580644" calcext:value-type="float">
            <text:p>1612903.22580644</text:p>
          </table:table-cell>
          <table:table-cell office:value-type="float" office:value="316455.696202489" calcext:value-type="float">
            <text:p>316455.696202489</text:p>
          </table:table-cell>
          <table:table-cell office:value-type="float" office:value="62795766.4" calcext:value-type="float">
            <text:p>62795766.4</text:p>
          </table:table-cell>
          <table:table-cell office:value-type="float" office:value="12915856.8" calcext:value-type="float">
            <text:p>12915856.8</text:p>
          </table:table-cell>
          <table:table-cell office:value-type="float" office:value="6109638.01" calcext:value-type="float">
            <text:p>6109638.01</text:p>
          </table:table-cell>
          <table:table-cell office:value-type="float" office:value="3323932.4" calcext:value-type="float">
            <text:p>3323932.4</text:p>
          </table:table-cell>
          <table:table-cell office:value-type="float" office:value="1624755.77" calcext:value-type="float">
            <text:p>1624755.77</text:p>
          </table:table-cell>
          <table:table-cell office:value-type="float" office:value="323564.06" calcext:value-type="float">
            <text:p>323564.0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7393364.9289098" calcext:value-type="float">
            <text:p>47393364.9289098</text:p>
          </table:table-cell>
          <table:table-cell office:value-type="float" office:value="11111111.1111119" calcext:value-type="float">
            <text:p>11111111.1111119</text:p>
          </table:table-cell>
          <table:table-cell office:value-type="float" office:value="6097560.97560647" calcext:value-type="float">
            <text:p>6097560.97560647</text:p>
          </table:table-cell>
          <table:table-cell office:value-type="float" office:value="3448275.86206946" calcext:value-type="float">
            <text:p>3448275.86206946</text:p>
          </table:table-cell>
          <table:table-cell office:value-type="float" office:value="1724137.93103473" calcext:value-type="float">
            <text:p>1724137.93103473</text:p>
          </table:table-cell>
          <table:table-cell office:value-type="float" office:value="409836.065573783" calcext:value-type="float">
            <text:p>409836.065573783</text:p>
          </table:table-cell>
          <table:table-cell office:value-type="float" office:value="62832833" calcext:value-type="float">
            <text:p>62832833</text:p>
          </table:table-cell>
          <table:table-cell office:value-type="float" office:value="12976100.9" calcext:value-type="float">
            <text:p>12976100.9</text:p>
          </table:table-cell>
          <table:table-cell office:value-type="float" office:value="6177323.7" calcext:value-type="float">
            <text:p>6177323.7</text:p>
          </table:table-cell>
          <table:table-cell office:value-type="float" office:value="3401769.33" calcext:value-type="float">
            <text:p>3401769.33</text:p>
          </table:table-cell>
          <table:table-cell office:value-type="float" office:value="1718539.84" calcext:value-type="float">
            <text:p>1718539.84</text:p>
          </table:table-cell>
          <table:table-cell office:value-type="float" office:value="417785.964" calcext:value-type="float">
            <text:p>417785.96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4843049.3273554" calcext:value-type="float">
            <text:p>44843049.3273554</text:p>
          </table:table-cell>
          <table:table-cell office:value-type="float" office:value="10638297.8723401" calcext:value-type="float">
            <text:p>10638297.8723401</text:p>
          </table:table-cell>
          <table:table-cell office:value-type="float" office:value="6097560.97561148" calcext:value-type="float">
            <text:p>6097560.97561148</text:p>
          </table:table-cell>
          <table:table-cell office:value-type="float" office:value="3448275.86206945" calcext:value-type="float">
            <text:p>3448275.86206945</text:p>
          </table:table-cell>
          <table:table-cell office:value-type="float" office:value="1818181.81818186" calcext:value-type="float">
            <text:p>1818181.81818186</text:p>
          </table:table-cell>
          <table:table-cell office:value-type="float" office:value="507614.213198077" calcext:value-type="float">
            <text:p>507614.213198077</text:p>
          </table:table-cell>
          <table:table-cell office:value-type="float" office:value="62857288.9" calcext:value-type="float">
            <text:p>62857288.9</text:p>
          </table:table-cell>
          <table:table-cell office:value-type="float" office:value="13032615.2" calcext:value-type="float">
            <text:p>13032615.2</text:p>
          </table:table-cell>
          <table:table-cell office:value-type="float" office:value="6242028.68" calcext:value-type="float">
            <text:p>6242028.68</text:p>
          </table:table-cell>
          <table:table-cell office:value-type="float" office:value="3476035.98" calcext:value-type="float">
            <text:p>3476035.98</text:p>
          </table:table-cell>
          <table:table-cell office:value-type="float" office:value="1807845.63" calcext:value-type="float">
            <text:p>1807845.63</text:p>
          </table:table-cell>
          <table:table-cell office:value-type="float" office:value="514869.909" calcext:value-type="float">
            <text:p>514869.909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2372881.3559336" calcext:value-type="float">
            <text:p>42372881.3559336</text:p>
          </table:table-cell>
          <table:table-cell office:value-type="float" office:value="10101010.1010087" calcext:value-type="float">
            <text:p>10101010.1010087</text:p>
          </table:table-cell>
          <table:table-cell office:value-type="float" office:value="6097560.97561151" calcext:value-type="float">
            <text:p>6097560.97561151</text:p>
          </table:table-cell>
          <table:table-cell office:value-type="float" office:value="3448275.86206946" calcext:value-type="float">
            <text:p>3448275.86206946</text:p>
          </table:table-cell>
          <table:table-cell office:value-type="float" office:value="1886792.45283136" calcext:value-type="float">
            <text:p>1886792.45283136</text:p>
          </table:table-cell>
          <table:table-cell office:value-type="float" office:value="606060.606060622" calcext:value-type="float">
            <text:p>606060.606060622</text:p>
          </table:table-cell>
          <table:table-cell office:value-type="float" office:value="62867337.4" calcext:value-type="float">
            <text:p>62867337.4</text:p>
          </table:table-cell>
          <table:table-cell office:value-type="float" office:value="13085182.5" calcext:value-type="float">
            <text:p>13085182.5</text:p>
          </table:table-cell>
          <table:table-cell office:value-type="float" office:value="6303914.87" calcext:value-type="float">
            <text:p>6303914.87</text:p>
          </table:table-cell>
          <table:table-cell office:value-type="float" office:value="3546972.78" calcext:value-type="float">
            <text:p>3546972.78</text:p>
          </table:table-cell>
          <table:table-cell office:value-type="float" office:value="1892959.97" calcext:value-type="float">
            <text:p>1892959.97</text:p>
          </table:table-cell>
          <table:table-cell office:value-type="float" office:value="611879.205" calcext:value-type="float">
            <text:p>611879.20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9840637.4501986" calcext:value-type="float">
            <text:p>39840637.4501986</text:p>
          </table:table-cell>
          <table:table-cell office:value-type="float" office:value="9523809.52381016" calcext:value-type="float">
            <text:p>9523809.52381016</text:p>
          </table:table-cell>
          <table:table-cell office:value-type="float" office:value="6060606.06060522" calcext:value-type="float">
            <text:p>6060606.06060522</text:p>
          </table:table-cell>
          <table:table-cell office:value-type="float" office:value="3703703.70370116" calcext:value-type="float">
            <text:p>3703703.70370116</text:p>
          </table:table-cell>
          <table:table-cell office:value-type="float" office:value="1960784.31372588" calcext:value-type="float">
            <text:p>1960784.31372588</text:p>
          </table:table-cell>
          <table:table-cell office:value-type="float" office:value="704225.352112611" calcext:value-type="float">
            <text:p>704225.352112611</text:p>
          </table:table-cell>
          <table:table-cell office:value-type="float" office:value="62860920.8" calcext:value-type="float">
            <text:p>62860920.8</text:p>
          </table:table-cell>
          <table:table-cell office:value-type="float" office:value="13133480.5" calcext:value-type="float">
            <text:p>13133480.5</text:p>
          </table:table-cell>
          <table:table-cell office:value-type="float" office:value="6363115.2" calcext:value-type="float">
            <text:p>6363115.2</text:p>
          </table:table-cell>
          <table:table-cell office:value-type="float" office:value="3614798.9" calcext:value-type="float">
            <text:p>3614798.9</text:p>
          </table:table-cell>
          <table:table-cell office:value-type="float" office:value="1974152.93" calcext:value-type="float">
            <text:p>1974152.93</text:p>
          </table:table-cell>
          <table:table-cell office:value-type="float" office:value="707121.632" calcext:value-type="float">
            <text:p>707121.632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37037037.0370372" calcext:value-type="float">
            <text:p>37037037.0370372</text:p>
          </table:table-cell>
          <table:table-cell office:value-type="float" office:value="8849557.52212573" calcext:value-type="float">
            <text:p>8849557.52212573</text:p>
          </table:table-cell>
          <table:table-cell office:value-type="float" office:value="5988023.95209483" calcext:value-type="float">
            <text:p>5988023.95209483</text:p>
          </table:table-cell>
          <table:table-cell office:value-type="float" office:value="3703703.70370116" calcext:value-type="float">
            <text:p>3703703.70370116</text:p>
          </table:table-cell>
          <table:table-cell office:value-type="float" office:value="2040816.32653009" calcext:value-type="float">
            <text:p>2040816.32653009</text:p>
          </table:table-cell>
          <table:table-cell office:value-type="float" office:value="799999.999999895" calcext:value-type="float">
            <text:p>799999.999999895</text:p>
          </table:table-cell>
          <table:table-cell office:value-type="float" office:value="62835719.5" calcext:value-type="float">
            <text:p>62835719.5</text:p>
          </table:table-cell>
          <table:table-cell office:value-type="float" office:value="13177070.7" calcext:value-type="float">
            <text:p>13177070.7</text:p>
          </table:table-cell>
          <table:table-cell office:value-type="float" office:value="6419730.39" calcext:value-type="float">
            <text:p>6419730.39</text:p>
          </table:table-cell>
          <table:table-cell office:value-type="float" office:value="3679714.28" calcext:value-type="float">
            <text:p>3679714.28</text:p>
          </table:table-cell>
          <table:table-cell office:value-type="float" office:value="2051676.56" calcext:value-type="float">
            <text:p>2051676.56</text:p>
          </table:table-cell>
          <table:table-cell office:value-type="float" office:value="799683.042" calcext:value-type="float">
            <text:p>799683.04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4364261.1683866" calcext:value-type="float">
            <text:p>34364261.1683866</text:p>
          </table:table-cell>
          <table:table-cell office:value-type="float" office:value="8130081.30081311" calcext:value-type="float">
            <text:p>8130081.30081311</text:p>
          </table:table-cell>
          <table:table-cell office:value-type="float" office:value="5847953.21637304" calcext:value-type="float">
            <text:p>5847953.21637304</text:p>
          </table:table-cell>
          <table:table-cell office:value-type="float" office:value="3703703.70370488" calcext:value-type="float">
            <text:p>3703703.70370488</text:p>
          </table:table-cell>
          <table:table-cell office:value-type="float" office:value="2127659.57446894" calcext:value-type="float">
            <text:p>2127659.57446894</text:p>
          </table:table-cell>
          <table:table-cell office:value-type="float" office:value="884955.752212466" calcext:value-type="float">
            <text:p>884955.752212466</text:p>
          </table:table-cell>
          <table:table-cell office:value-type="float" office:value="62789157.9" calcext:value-type="float">
            <text:p>62789157.9</text:p>
          </table:table-cell>
          <table:table-cell office:value-type="float" office:value="13215387.5" calcext:value-type="float">
            <text:p>13215387.5</text:p>
          </table:table-cell>
          <table:table-cell office:value-type="float" office:value="6473824.58" calcext:value-type="float">
            <text:p>6473824.58</text:p>
          </table:table-cell>
          <table:table-cell office:value-type="float" office:value="3741901.32" calcext:value-type="float">
            <text:p>3741901.32</text:p>
          </table:table-cell>
          <table:table-cell office:value-type="float" office:value="2125764.93" calcext:value-type="float">
            <text:p>2125764.93</text:p>
          </table:table-cell>
          <table:table-cell office:value-type="float" office:value="889109.094" calcext:value-type="float">
            <text:p>889109.09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1847133.757961" calcext:value-type="float">
            <text:p>31847133.757961</text:p>
          </table:table-cell>
          <table:table-cell office:value-type="float" office:value="7518796.99248001" calcext:value-type="float">
            <text:p>7518796.99248001</text:p>
          </table:table-cell>
          <table:table-cell office:value-type="float" office:value="5649717.51412703" calcext:value-type="float">
            <text:p>5649717.51412703</text:p>
          </table:table-cell>
          <table:table-cell office:value-type="float" office:value="3846153.84615342" calcext:value-type="float">
            <text:p>3846153.84615342</text:p>
          </table:table-cell>
          <table:table-cell office:value-type="float" office:value="2222222.22222203" calcext:value-type="float">
            <text:p>2222222.22222203</text:p>
          </table:table-cell>
          <table:table-cell office:value-type="float" office:value="970873.786407807" calcext:value-type="float">
            <text:p>970873.786407807</text:p>
          </table:table-cell>
          <table:table-cell office:value-type="float" office:value="62718415.5" calcext:value-type="float">
            <text:p>62718415.5</text:p>
          </table:table-cell>
          <table:table-cell office:value-type="float" office:value="13247728.9" calcext:value-type="float">
            <text:p>13247728.9</text:p>
          </table:table-cell>
          <table:table-cell office:value-type="float" office:value="6525419.57" calcext:value-type="float">
            <text:p>6525419.57</text:p>
          </table:table-cell>
          <table:table-cell office:value-type="float" office:value="3801526.16" calcext:value-type="float">
            <text:p>3801526.16</text:p>
          </table:table-cell>
          <table:table-cell office:value-type="float" office:value="2196634.76" calcext:value-type="float">
            <text:p>2196634.76</text:p>
          </table:table-cell>
          <table:table-cell office:value-type="float" office:value="975211.922" calcext:value-type="float">
            <text:p>975211.92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411764.705882" calcext:value-type="float">
            <text:p>29411764.705882</text:p>
          </table:table-cell>
          <table:table-cell office:value-type="float" office:value="6802721.08843458" calcext:value-type="float">
            <text:p>6802721.08843458</text:p>
          </table:table-cell>
          <table:table-cell office:value-type="float" office:value="5464480.87431913" calcext:value-type="float">
            <text:p>5464480.87431913</text:p>
          </table:table-cell>
          <table:table-cell office:value-type="float" office:value="3846153.84615344" calcext:value-type="float">
            <text:p>3846153.84615344</text:p>
          </table:table-cell>
          <table:table-cell office:value-type="float" office:value="2272727.27272509" calcext:value-type="float">
            <text:p>2272727.27272509</text:p>
          </table:table-cell>
          <table:table-cell office:value-type="float" office:value="1052631.57894701" calcext:value-type="float">
            <text:p>1052631.57894701</text:p>
          </table:table-cell>
          <table:table-cell office:value-type="float" office:value="62620446.7" calcext:value-type="float">
            <text:p>62620446.7</text:p>
          </table:table-cell>
          <table:table-cell office:value-type="float" office:value="13273248.7" calcext:value-type="float">
            <text:p>13273248.7</text:p>
          </table:table-cell>
          <table:table-cell office:value-type="float" office:value="6574487.93" calcext:value-type="float">
            <text:p>6574487.93</text:p>
          </table:table-cell>
          <table:table-cell office:value-type="float" office:value="3858739.42" calcext:value-type="float">
            <text:p>3858739.42</text:p>
          </table:table-cell>
          <table:table-cell office:value-type="float" office:value="2264486.42" calcext:value-type="float">
            <text:p>2264486.42</text:p>
          </table:table-cell>
          <table:table-cell office:value-type="float" office:value="1057956.85" calcext:value-type="float">
            <text:p>1057956.8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7027027.0270266" calcext:value-type="float">
            <text:p>27027027.0270266</text:p>
          </table:table-cell>
          <table:table-cell office:value-type="float" office:value="6134969.32515396" calcext:value-type="float">
            <text:p>6134969.32515396</text:p>
          </table:table-cell>
          <table:table-cell office:value-type="float" office:value="5208333.33333295" calcext:value-type="float">
            <text:p>5208333.33333295</text:p>
          </table:table-cell>
          <table:table-cell office:value-type="float" office:value="3846153.84615745" calcext:value-type="float">
            <text:p>3846153.84615745</text:p>
          </table:table-cell>
          <table:table-cell office:value-type="float" office:value="2325581.3953474" calcext:value-type="float">
            <text:p>2325581.3953474</text:p>
          </table:table-cell>
          <table:table-cell office:value-type="float" office:value="1136363.63636325" calcext:value-type="float">
            <text:p>1136363.63636325</text:p>
          </table:table-cell>
          <table:table-cell office:value-type="float" office:value="62492008" calcext:value-type="float">
            <text:p>62492008</text:p>
          </table:table-cell>
          <table:table-cell office:value-type="float" office:value="13290952.3" calcext:value-type="float">
            <text:p>13290952.3</text:p>
          </table:table-cell>
          <table:table-cell office:value-type="float" office:value="6620944.92" calcext:value-type="float">
            <text:p>6620944.92</text:p>
          </table:table-cell>
          <table:table-cell office:value-type="float" office:value="3913676.37" calcext:value-type="float">
            <text:p>3913676.37</text:p>
          </table:table-cell>
          <table:table-cell office:value-type="float" office:value="2329505.03" calcext:value-type="float">
            <text:p>2329505.03</text:p>
          </table:table-cell>
          <table:table-cell office:value-type="float" office:value="1137396.39" calcext:value-type="float">
            <text:p>1137396.3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4752475.247524" calcext:value-type="float">
            <text:p>24752475.247524</text:p>
          </table:table-cell>
          <table:table-cell office:value-type="float" office:value="5524861.87845334" calcext:value-type="float">
            <text:p>5524861.87845334</text:p>
          </table:table-cell>
          <table:table-cell office:value-type="float" office:value="4854368.93203778" calcext:value-type="float">
            <text:p>4854368.93203778</text:p>
          </table:table-cell>
          <table:table-cell office:value-type="float" office:value="3846153.84615344" calcext:value-type="float">
            <text:p>3846153.84615344</text:p>
          </table:table-cell>
          <table:table-cell office:value-type="float" office:value="2380952.38095177" calcext:value-type="float">
            <text:p>2380952.38095177</text:p>
          </table:table-cell>
          <table:table-cell office:value-type="float" office:value="1219512.1951221" calcext:value-type="float">
            <text:p>1219512.1951221</text:p>
          </table:table-cell>
          <table:table-cell office:value-type="float" office:value="62329694.3" calcext:value-type="float">
            <text:p>62329694.3</text:p>
          </table:table-cell>
          <table:table-cell office:value-type="float" office:value="13299695.9" calcext:value-type="float">
            <text:p>13299695.9</text:p>
          </table:table-cell>
          <table:table-cell office:value-type="float" office:value="6664639.59" calcext:value-type="float">
            <text:p>6664639.59</text:p>
          </table:table-cell>
          <table:table-cell office:value-type="float" office:value="3966456.56" calcext:value-type="float">
            <text:p>3966456.56</text:p>
          </table:table-cell>
          <table:table-cell office:value-type="float" office:value="2391861.63" calcext:value-type="float">
            <text:p>2391861.63</text:p>
          </table:table-cell>
          <table:table-cell office:value-type="float" office:value="1213631.54" calcext:value-type="float">
            <text:p>1213631.5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2727272.7272721" calcext:value-type="float">
            <text:p>22727272.7272721</text:p>
          </table:table-cell>
          <table:table-cell office:value-type="float" office:value="4901960.78431357" calcext:value-type="float">
            <text:p>4901960.78431357</text:p>
          </table:table-cell>
          <table:table-cell office:value-type="float" office:value="4524886.87782785" calcext:value-type="float">
            <text:p>4524886.87782785</text:p>
          </table:table-cell>
          <table:table-cell office:value-type="float" office:value="3846153.84615344" calcext:value-type="float">
            <text:p>3846153.84615344</text:p>
          </table:table-cell>
          <table:table-cell office:value-type="float" office:value="2439024.3902442" calcext:value-type="float">
            <text:p>2439024.3902442</text:p>
          </table:table-cell>
          <table:table-cell office:value-type="float" office:value="1282051.28205159" calcext:value-type="float">
            <text:p>1282051.28205159</text:p>
          </table:table-cell>
          <table:table-cell office:value-type="float" office:value="62129984.6" calcext:value-type="float">
            <text:p>62129984.6</text:p>
          </table:table-cell>
          <table:table-cell office:value-type="float" office:value="13298191.9" calcext:value-type="float">
            <text:p>13298191.9</text:p>
          </table:table-cell>
          <table:table-cell office:value-type="float" office:value="6705345.17" calcext:value-type="float">
            <text:p>6705345.17</text:p>
          </table:table-cell>
          <table:table-cell office:value-type="float" office:value="4017182.51" calcext:value-type="float">
            <text:p>4017182.51</text:p>
          </table:table-cell>
          <table:table-cell office:value-type="float" office:value="2451714.25" calcext:value-type="float">
            <text:p>2451714.25</text:p>
          </table:table-cell>
          <table:table-cell office:value-type="float" office:value="1286788.9" calcext:value-type="float">
            <text:p>1286788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90020.7900216" calcext:value-type="float">
            <text:p>20790020.7900216</text:p>
          </table:table-cell>
          <table:table-cell office:value-type="float" office:value="4385964.91228085" calcext:value-type="float">
            <text:p>4385964.91228085</text:p>
          </table:table-cell>
          <table:table-cell office:value-type="float" office:value="4166666.66666693" calcext:value-type="float">
            <text:p>4166666.66666693</text:p>
          </table:table-cell>
          <table:table-cell office:value-type="float" office:value="3846153.84615342" calcext:value-type="float">
            <text:p>3846153.84615342</text:p>
          </table:table-cell>
          <table:table-cell office:value-type="float" office:value="2500000.00000129" calcext:value-type="float">
            <text:p>2500000.00000129</text:p>
          </table:table-cell>
          <table:table-cell office:value-type="float" office:value="1351351.35135185" calcext:value-type="float">
            <text:p>1351351.35135185</text:p>
          </table:table-cell>
          <table:table-cell office:value-type="float" office:value="61889296.5" calcext:value-type="float">
            <text:p>61889296.5</text:p>
          </table:table-cell>
          <table:table-cell office:value-type="float" office:value="13285019.6" calcext:value-type="float">
            <text:p>13285019.6</text:p>
          </table:table-cell>
          <table:table-cell office:value-type="float" office:value="6742749.22" calcext:value-type="float">
            <text:p>6742749.22</text:p>
          </table:table-cell>
          <table:table-cell office:value-type="float" office:value="4065937.73" calcext:value-type="float">
            <text:p>4065937.73</text:p>
          </table:table-cell>
          <table:table-cell office:value-type="float" office:value="2509209.01" calcext:value-type="float">
            <text:p>2509209.01</text:p>
          </table:table-cell>
          <table:table-cell office:value-type="float" office:value="1357006.97" calcext:value-type="float">
            <text:p>1357006.9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9011406.8441067" calcext:value-type="float">
            <text:p>19011406.8441067</text:p>
          </table:table-cell>
          <table:table-cell office:value-type="float" office:value="3906250.00000023" calcext:value-type="float">
            <text:p>3906250.00000023</text:p>
          </table:table-cell>
          <table:table-cell office:value-type="float" office:value="3773584.90566079" calcext:value-type="float">
            <text:p>3773584.90566079</text:p>
          </table:table-cell>
          <table:table-cell office:value-type="float" office:value="3846153.84615344" calcext:value-type="float">
            <text:p>3846153.84615344</text:p>
          </table:table-cell>
          <table:table-cell office:value-type="float" office:value="2564102.56410496" calcext:value-type="float">
            <text:p>2564102.56410496</text:p>
          </table:table-cell>
          <table:table-cell office:value-type="float" office:value="1428571.42857106" calcext:value-type="float">
            <text:p>1428571.42857106</text:p>
          </table:table-cell>
          <table:table-cell office:value-type="float" office:value="61604050.4" calcext:value-type="float">
            <text:p>61604050.4</text:p>
          </table:table-cell>
          <table:table-cell office:value-type="float" office:value="13258644.8" calcext:value-type="float">
            <text:p>13258644.8</text:p>
          </table:table-cell>
          <table:table-cell office:value-type="float" office:value="6776444.15" calcext:value-type="float">
            <text:p>6776444.15</text:p>
          </table:table-cell>
          <table:table-cell office:value-type="float" office:value="4112783.69" calcext:value-type="float">
            <text:p>4112783.69</text:p>
          </table:table-cell>
          <table:table-cell office:value-type="float" office:value="2564481.01" calcext:value-type="float">
            <text:p>2564481.01</text:p>
          </table:table-cell>
          <table:table-cell office:value-type="float" office:value="1424428.05" calcext:value-type="float">
            <text:p>1424428.0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7391304.3478251" calcext:value-type="float">
            <text:p>17391304.3478251</text:p>
          </table:table-cell>
          <table:table-cell office:value-type="float" office:value="3460207.61245647" calcext:value-type="float">
            <text:p>3460207.61245647</text:p>
          </table:table-cell>
          <table:table-cell office:value-type="float" office:value="3389830.50847415" calcext:value-type="float">
            <text:p>3389830.50847415</text:p>
          </table:table-cell>
          <table:table-cell office:value-type="float" office:value="3703703.70370488" calcext:value-type="float">
            <text:p>3703703.70370488</text:p>
          </table:table-cell>
          <table:table-cell office:value-type="float" office:value="2631578.94736828" calcext:value-type="float">
            <text:p>2631578.94736828</text:p>
          </table:table-cell>
          <table:table-cell office:value-type="float" office:value="1492537.31343228" calcext:value-type="float">
            <text:p>1492537.31343228</text:p>
          </table:table-cell>
          <table:table-cell office:value-type="float" office:value="61270740.8" calcext:value-type="float">
            <text:p>61270740.8</text:p>
          </table:table-cell>
          <table:table-cell office:value-type="float" office:value="13217446.6" calcext:value-type="float">
            <text:p>13217446.6</text:p>
          </table:table-cell>
          <table:table-cell office:value-type="float" office:value="6805918.56" calcext:value-type="float">
            <text:p>6805918.56</text:p>
          </table:table-cell>
          <table:table-cell office:value-type="float" office:value="4157755.8" calcext:value-type="float">
            <text:p>4157755.8</text:p>
          </table:table-cell>
          <table:table-cell office:value-type="float" office:value="2617655.13" calcext:value-type="float">
            <text:p>2617655.13</text:p>
          </table:table-cell>
          <table:table-cell office:value-type="float" office:value="1489193.3" calcext:value-type="float">
            <text:p>1489193.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5873015.8730163" calcext:value-type="float">
            <text:p>15873015.8730163</text:p>
          </table:table-cell>
          <table:table-cell office:value-type="float" office:value="3076923.07692307" calcext:value-type="float">
            <text:p>3076923.07692307</text:p>
          </table:table-cell>
          <table:table-cell office:value-type="float" office:value="3030303.03030261" calcext:value-type="float">
            <text:p>3030303.03030261</text:p>
          </table:table-cell>
          <table:table-cell office:value-type="float" office:value="3571428.57142766" calcext:value-type="float">
            <text:p>3571428.57142766</text:p>
          </table:table-cell>
          <table:table-cell office:value-type="float" office:value="2631578.94736828" calcext:value-type="float">
            <text:p>2631578.94736828</text:p>
          </table:table-cell>
          <table:table-cell office:value-type="float" office:value="1538461.53846169" calcext:value-type="float">
            <text:p>1538461.53846169</text:p>
          </table:table-cell>
          <table:table-cell office:value-type="float" office:value="60886016.2" calcext:value-type="float">
            <text:p>60886016.2</text:p>
          </table:table-cell>
          <table:table-cell office:value-type="float" office:value="13159754.5" calcext:value-type="float">
            <text:p>13159754.5</text:p>
          </table:table-cell>
          <table:table-cell office:value-type="float" office:value="6830550.41" calcext:value-type="float">
            <text:p>6830550.41</text:p>
          </table:table-cell>
          <table:table-cell office:value-type="float" office:value="4200858.33" calcext:value-type="float">
            <text:p>4200858.33</text:p>
          </table:table-cell>
          <table:table-cell office:value-type="float" office:value="2668846.62" calcext:value-type="float">
            <text:p>2668846.62</text:p>
          </table:table-cell>
          <table:table-cell office:value-type="float" office:value="1551439.94" calcext:value-type="float">
            <text:p>1551439.9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534883.7209308" calcext:value-type="float">
            <text:p>14534883.7209308</text:p>
          </table:table-cell>
          <table:table-cell office:value-type="float" office:value="2732240.43715855" calcext:value-type="float">
            <text:p>2732240.43715855</text:p>
          </table:table-cell>
          <table:table-cell office:value-type="float" office:value="2688172.04301074" calcext:value-type="float">
            <text:p>2688172.04301074</text:p>
          </table:table-cell>
          <table:table-cell office:value-type="float" office:value="3448275.86206946" calcext:value-type="float">
            <text:p>3448275.86206946</text:p>
          </table:table-cell>
          <table:table-cell office:value-type="float" office:value="2702702.70270371" calcext:value-type="float">
            <text:p>2702702.70270371</text:p>
          </table:table-cell>
          <table:table-cell office:value-type="float" office:value="1612903.22580644" calcext:value-type="float">
            <text:p>1612903.22580644</text:p>
          </table:table-cell>
          <table:table-cell office:value-type="float" office:value="60446763.3" calcext:value-type="float">
            <text:p>60446763.3</text:p>
          </table:table-cell>
          <table:table-cell office:value-type="float" office:value="13083894.4" calcext:value-type="float">
            <text:p>13083894.4</text:p>
          </table:table-cell>
          <table:table-cell office:value-type="float" office:value="6849602.93" calcext:value-type="float">
            <text:p>6849602.93</text:p>
          </table:table-cell>
          <table:table-cell office:value-type="float" office:value="4242058.29" calcext:value-type="float">
            <text:p>4242058.29</text:p>
          </table:table-cell>
          <table:table-cell office:value-type="float" office:value="2718161.5" calcext:value-type="float">
            <text:p>2718161.5</text:p>
          </table:table-cell>
          <table:table-cell office:value-type="float" office:value="1611299.66" calcext:value-type="float">
            <text:p>1611299.6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3315579.227696" calcext:value-type="float">
            <text:p>13315579.227696</text:p>
          </table:table-cell>
          <table:table-cell office:value-type="float" office:value="2427184.46601928" calcext:value-type="float">
            <text:p>2427184.46601928</text:p>
          </table:table-cell>
          <table:table-cell office:value-type="float" office:value="2369668.24644562" calcext:value-type="float">
            <text:p>2369668.24644562</text:p>
          </table:table-cell>
          <table:table-cell office:value-type="float" office:value="3225806.45161287" calcext:value-type="float">
            <text:p>3225806.45161287</text:p>
          </table:table-cell>
          <table:table-cell office:value-type="float" office:value="2777777.77777586" calcext:value-type="float">
            <text:p>2777777.77777586</text:p>
          </table:table-cell>
          <table:table-cell office:value-type="float" office:value="1666666.66666752" calcext:value-type="float">
            <text:p>1666666.66666752</text:p>
          </table:table-cell>
          <table:table-cell office:value-type="float" office:value="59950194.5" calcext:value-type="float">
            <text:p>59950194.5</text:p>
          </table:table-cell>
          <table:table-cell office:value-type="float" office:value="12988243.8" calcext:value-type="float">
            <text:p>12988243.8</text:p>
          </table:table-cell>
          <table:table-cell office:value-type="float" office:value="6862224.34" calcext:value-type="float">
            <text:p>6862224.34</text:p>
          </table:table-cell>
          <table:table-cell office:value-type="float" office:value="4281278.33" calcext:value-type="float">
            <text:p>4281278.33</text:p>
          </table:table-cell>
          <table:table-cell office:value-type="float" office:value="2765696.52" calcext:value-type="float">
            <text:p>2765696.52</text:p>
          </table:table-cell>
          <table:table-cell office:value-type="float" office:value="1668897.76" calcext:value-type="float">
            <text:p>1668897.7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2755102.0408156" calcext:value-type="float">
            <text:p>12755102.0408156</text:p>
          </table:table-cell>
          <table:table-cell office:value-type="float" office:value="2293577.98165133" calcext:value-type="float">
            <text:p>2293577.98165133</text:p>
          </table:table-cell>
          <table:table-cell office:value-type="float" office:value="2232142.85714336" calcext:value-type="float">
            <text:p>2232142.85714336</text:p>
          </table:table-cell>
          <table:table-cell office:value-type="float" office:value="3124999.99999843" calcext:value-type="float">
            <text:p>3124999.99999843</text:p>
          </table:table-cell>
          <table:table-cell office:value-type="float" office:value="2777777.77777586" calcext:value-type="float">
            <text:p>2777777.77777586</text:p>
          </table:table-cell>
          <table:table-cell office:value-type="float" office:value="1666666.66666752" calcext:value-type="float">
            <text:p>1666666.66666752</text:p>
          </table:table-cell>
          <table:table-cell office:value-type="float" office:value="59393935.7" calcext:value-type="float">
            <text:p>59393935.7</text:p>
          </table:table-cell>
          <table:table-cell office:value-type="float" office:value="12871294.7" calcext:value-type="float">
            <text:p>12871294.7</text:p>
          </table:table-cell>
          <table:table-cell office:value-type="float" office:value="6867452.7" calcext:value-type="float">
            <text:p>6867452.7</text:p>
          </table:table-cell>
          <table:table-cell office:value-type="float" office:value="4318388.78" calcext:value-type="float">
            <text:p>4318388.78</text:p>
          </table:table-cell>
          <table:table-cell office:value-type="float" office:value="2811538.92" calcext:value-type="float">
            <text:p>2811538.92</text:p>
          </table:table-cell>
          <table:table-cell office:value-type="float" office:value="1724352.81" calcext:value-type="float">
            <text:p>1724352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2T10:58:23.779486475</dc:date>
    <meta:editing-duration>PT12M1S</meta:editing-duration>
    <meta:editing-cycles>1</meta:editing-cycles>
    <meta:document-statistic meta:table-count="1" meta:cell-count="884" meta:object-count="3"/>
    <meta:generator>LibreOffice/7.2.5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6.774cm" svg:y="0.316cm" chart:style-name="ch2">
          <text:p>Rds vs Vds</text:p>
        </chart:title>
        <chart:legend chart:legend-position="end" svg:x="12.477cm" svg:y="3.955cm" style:legend-expansion="high" chart:style-name="ch3"/>
        <chart:plot-area chart:style-name="ch4" table:cell-range-address="'0_measured_W10_L10.0'.A1:'0_measured_W10_L10.0'.B68 '0_measured_W10_L10.0'.H1:'0_measured_W10_L10.0'.H68" chart:data-source-has-labels="both" svg:x="1.331cm" svg:y="1.275cm" svg:width="10.826cm" svg:height="6.57cm">
          <chart:coordinate-region svg:x="3.064cm" svg:y="1.427cm" svg:width="9.091cm" svg:height="5.373cm"/>
          <chart:axis chart:dimension="x" chart:name="primary-x" chart:style-name="ch5" chartooo:axis-type="auto">
            <chartooo:date-scale/>
            <chart:title svg:x="6.158cm" svg:y="8.025cm" chart:style-name="ch6">
              <text:p>Vds (V)</text:p>
            </chart:title>
            <chart:categories table:cell-range-address="'0_measured_W10_L10.0'.A2:'0_measured_W10_L10.0'.A68"/>
          </chart:axis>
          <chart:axis chart:dimension="y" chart:name="primary-y" chart:style-name="ch5">
            <chart:title svg:x="0.451cm" svg:y="5.398cm" chart:style-name="ch7">
              <text:p>Rds (Ohm)</text:p>
            </chart:title>
            <chart:grid chart:style-name="ch8" chart:class="major"/>
          </chart:axis>
          <chart:series chart:style-name="ch9" chart:values-cell-range-address="'0_measured_W10_L10.0'.B2:'0_measured_W10_L10.0'.B68" chart:label-cell-address="'0_measured_W10_L10.0'.B1:'0_measured_W10_L10.0'.B1" chart:class="chart:line">
            <chart:data-point chart:repeated="67"/>
          </chart:series>
          <chart:series chart:style-name="ch10" chart:values-cell-range-address="'0_measured_W10_L10.0'.H2:'0_measured_W10_L10.0'.H68" chart:label-cell-address="'0_measured_W10_L10.0'.H1:'0_measured_W10_L10.0'.H1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s =0.8_mea</text:p>
                <draw:g>
                  <svg:desc>'0_measured_W10_L10.0'.B1:'0_measured_W10_L10.0'.B1</svg:desc>
                </draw:g>
              </table:table-cell>
              <table:table-cell office:value-type="string">
                <text:p>vgs =0.8_sim</text:p>
                <draw:g>
                  <svg:desc>'0_measured_W10_L10.0'.H1:'0_measured_W10_L10.0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0_measured_W10_L10.0'.A2:'0_measured_W10_L10.0'.A68</svg:desc>
                </draw:g>
              </table:table-cell>
              <table:table-cell office:value-type="float" office:value="47738.1657087208">
                <text:p>47738.1657087208</text:p>
                <draw:g>
                  <svg:desc>'0_measured_W10_L10.0'.B2:'0_measured_W10_L10.0'.B68</svg:desc>
                </draw:g>
              </table:table-cell>
              <table:table-cell office:value-type="float" office:value="39144.408">
                <text:p>39144.408</text:p>
                <draw:g>
                  <svg:desc>'0_measured_W10_L10.0'.H2:'0_measured_W10_L10.0'.H6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61010.2070076324">
                <text:p>61010.2070076324</text:p>
              </table:table-cell>
              <table:table-cell office:value-type="float" office:value="61123.2637">
                <text:p>61123.263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28368.056892723">
                <text:p>128368.056892723</text:p>
              </table:table-cell>
              <table:table-cell office:value-type="float" office:value="135257.609">
                <text:p>135257.60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479800.403032338">
                <text:p>479800.403032338</text:p>
              </table:table-cell>
              <table:table-cell office:value-type="float" office:value="904853.131">
                <text:p>904853.13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985651.65404542">
                <text:p>3985651.65404542</text:p>
              </table:table-cell>
              <table:table-cell office:value-type="float" office:value="7443849.53">
                <text:p>7443849.5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6694490.8180301">
                <text:p>16694490.8180301</text:p>
              </table:table-cell>
              <table:table-cell office:value-type="float" office:value="19864204.3">
                <text:p>19864204.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8818443.8040358">
                <text:p>28818443.8040358</text:p>
              </table:table-cell>
              <table:table-cell office:value-type="float" office:value="30345726.6">
                <text:p>30345726.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36764705.8823542">
                <text:p>36764705.8823542</text:p>
              </table:table-cell>
              <table:table-cell office:value-type="float" office:value="37413289.8">
                <text:p>37413289.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1841004.1840984">
                <text:p>41841004.1840984</text:p>
              </table:table-cell>
              <table:table-cell office:value-type="float" office:value="42175591.7">
                <text:p>42175591.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5248868.7782802">
                <text:p>45248868.7782802</text:p>
              </table:table-cell>
              <table:table-cell office:value-type="float" office:value="45544466.7">
                <text:p>45544466.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7846889.9521558">
                <text:p>47846889.9521558</text:p>
              </table:table-cell>
              <table:table-cell office:value-type="float" office:value="48048020.6">
                <text:p>48048020.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9999999.9999962">
                <text:p>49999999.9999962</text:p>
              </table:table-cell>
              <table:table-cell office:value-type="float" office:value="49985600.1">
                <text:p>49985600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1546391.7525723">
                <text:p>51546391.7525723</text:p>
              </table:table-cell>
              <table:table-cell office:value-type="float" office:value="51533951.9">
                <text:p>51533951.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52631578.9473703">
                <text:p>52631578.9473703</text:p>
              </table:table-cell>
              <table:table-cell office:value-type="float" office:value="52802902.3">
                <text:p>52802902.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3763440.8602183">
                <text:p>53763440.8602183</text:p>
              </table:table-cell>
              <table:table-cell office:value-type="float" office:value="53864052.8">
                <text:p>53864052.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4644808.7431723">
                <text:p>54644808.7431723</text:p>
              </table:table-cell>
              <table:table-cell office:value-type="float" office:value="54766083.4">
                <text:p>54766083.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5555555.5555579">
                <text:p>55555555.5555579</text:p>
              </table:table-cell>
              <table:table-cell office:value-type="float" office:value="55543295">
                <text:p>5554329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56497175.141238">
                <text:p>56497175.141238</text:p>
              </table:table-cell>
              <table:table-cell office:value-type="float" office:value="56220600.9">
                <text:p>56220600.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6818181.8181789">
                <text:p>56818181.8181789</text:p>
              </table:table-cell>
              <table:table-cell office:value-type="float" office:value="56816568.6">
                <text:p>56816568.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7142857.1428563">
                <text:p>57142857.1428563</text:p>
              </table:table-cell>
              <table:table-cell office:value-type="float" office:value="57345344.9">
                <text:p>57345344.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7803468.208096">
                <text:p>57803468.208096</text:p>
              </table:table-cell>
              <table:table-cell office:value-type="float" office:value="57817915.1">
                <text:p>57817915.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58139534.8837266">
                <text:p>58139534.8837266</text:p>
              </table:table-cell>
              <table:table-cell office:value-type="float" office:value="58242951.6">
                <text:p>58242951.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58479532.1637361">
                <text:p>58479532.1637361</text:p>
              </table:table-cell>
              <table:table-cell office:value-type="float" office:value="58627400.2">
                <text:p>58627400.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59171597.6331338">
                <text:p>59171597.6331338</text:p>
              </table:table-cell>
              <table:table-cell office:value-type="float" office:value="58976895.3">
                <text:p>58976895.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9523809.5238096">
                <text:p>59523809.5238096</text:p>
              </table:table-cell>
              <table:table-cell office:value-type="float" office:value="59296059.4">
                <text:p>59296059.4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59523809.5238096">
                <text:p>59523809.5238096</text:p>
              </table:table-cell>
              <table:table-cell office:value-type="float" office:value="59588723.4">
                <text:p>59588723.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9880239.5209605">
                <text:p>59880239.5209605</text:p>
              </table:table-cell>
              <table:table-cell office:value-type="float" office:value="59858090.8">
                <text:p>59858090.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60240963.8554186">
                <text:p>60240963.8554186</text:p>
              </table:table-cell>
              <table:table-cell office:value-type="float" office:value="60106862.6">
                <text:p>60106862.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0240963.8554263">
                <text:p>60240963.8554263</text:p>
              </table:table-cell>
              <table:table-cell office:value-type="float" office:value="60337333.3">
                <text:p>60337333.3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60240963.8554264">
                <text:p>60240963.8554264</text:p>
              </table:table-cell>
              <table:table-cell office:value-type="float" office:value="60551464.2">
                <text:p>60551464.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0606060.60606">
                <text:p>60606060.60606</text:p>
              </table:table-cell>
              <table:table-cell office:value-type="float" office:value="60750942.4">
                <text:p>60750942.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60975609.7560915">
                <text:p>60975609.7560915</text:p>
              </table:table-cell>
              <table:table-cell office:value-type="float" office:value="60937225.9">
                <text:p>60937225.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0975609.7560913">
                <text:p>60975609.7560913</text:p>
              </table:table-cell>
              <table:table-cell office:value-type="float" office:value="61111579.7">
                <text:p>61111579.7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61349693.2515378">
                <text:p>61349693.2515378</text:p>
              </table:table-cell>
              <table:table-cell office:value-type="float" office:value="61275103.6">
                <text:p>61275103.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1349693.251538">
                <text:p>61349693.251538</text:p>
              </table:table-cell>
              <table:table-cell office:value-type="float" office:value="61428753.7">
                <text:p>61428753.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60975609.7560993">
                <text:p>60975609.7560993</text:p>
              </table:table-cell>
              <table:table-cell office:value-type="float" office:value="61573358.6">
                <text:p>61573358.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1349693.25153">
                <text:p>61349693.25153</text:p>
              </table:table-cell>
              <table:table-cell office:value-type="float" office:value="61709630.1">
                <text:p>61709630.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61349693.2515299">
                <text:p>61349693.2515299</text:p>
              </table:table-cell>
              <table:table-cell office:value-type="float" office:value="61838170.2">
                <text:p>61838170.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0975609.7560992">
                <text:p>60975609.7560992</text:p>
              </table:table-cell>
              <table:table-cell office:value-type="float" office:value="61959473.5">
                <text:p>61959473.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60606060.60606">
                <text:p>60606060.60606</text:p>
              </table:table-cell>
              <table:table-cell office:value-type="float" office:value="62073926.3">
                <text:p>62073926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240963.8554263">
                <text:p>60240963.8554263</text:p>
              </table:table-cell>
              <table:table-cell office:value-type="float" office:value="62181802.4">
                <text:p>62181802.4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59880239.5209605">
                <text:p>59880239.5209605</text:p>
              </table:table-cell>
              <table:table-cell office:value-type="float" office:value="62283255.6">
                <text:p>62283255.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8823529.4117603">
                <text:p>58823529.4117603</text:p>
              </table:table-cell>
              <table:table-cell office:value-type="float" office:value="62378309.6">
                <text:p>62378309.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57803468.208096">
                <text:p>57803468.208096</text:p>
              </table:table-cell>
              <table:table-cell office:value-type="float" office:value="62466845.7">
                <text:p>62466845.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6818181.8181858">
                <text:p>56818181.8181858</text:p>
              </table:table-cell>
              <table:table-cell office:value-type="float" office:value="62548588.7">
                <text:p>62548588.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5248618.7845241">
                <text:p>55248618.7845241</text:p>
              </table:table-cell>
              <table:table-cell office:value-type="float" office:value="62623091.4">
                <text:p>62623091.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3763440.8602123">
                <text:p>53763440.8602123</text:p>
              </table:table-cell>
              <table:table-cell office:value-type="float" office:value="62689718.5">
                <text:p>62689718.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51813471.5025931">
                <text:p>51813471.5025931</text:p>
              </table:table-cell>
              <table:table-cell office:value-type="float" office:value="62747630.2">
                <text:p>62747630.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49504950.4950479">
                <text:p>49504950.4950479</text:p>
              </table:table-cell>
              <table:table-cell office:value-type="float" office:value="62795766.4">
                <text:p>62795766.4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47393364.9289098">
                <text:p>47393364.9289098</text:p>
              </table:table-cell>
              <table:table-cell office:value-type="float" office:value="62832833">
                <text:p>6283283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4843049.3273554">
                <text:p>44843049.3273554</text:p>
              </table:table-cell>
              <table:table-cell office:value-type="float" office:value="62857288.9">
                <text:p>62857288.9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42372881.3559336">
                <text:p>42372881.3559336</text:p>
              </table:table-cell>
              <table:table-cell office:value-type="float" office:value="62867337.4">
                <text:p>62867337.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39840637.4501986">
                <text:p>39840637.4501986</text:p>
              </table:table-cell>
              <table:table-cell office:value-type="float" office:value="62860920.8">
                <text:p>62860920.8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37037037.0370372">
                <text:p>37037037.0370372</text:p>
              </table:table-cell>
              <table:table-cell office:value-type="float" office:value="62835719.5">
                <text:p>62835719.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34364261.1683866">
                <text:p>34364261.1683866</text:p>
              </table:table-cell>
              <table:table-cell office:value-type="float" office:value="62789157.9">
                <text:p>62789157.9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31847133.757961">
                <text:p>31847133.757961</text:p>
              </table:table-cell>
              <table:table-cell office:value-type="float" office:value="62718415.5">
                <text:p>62718415.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9411764.705882">
                <text:p>29411764.705882</text:p>
              </table:table-cell>
              <table:table-cell office:value-type="float" office:value="62620446.7">
                <text:p>62620446.7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7027027.0270266">
                <text:p>27027027.0270266</text:p>
              </table:table-cell>
              <table:table-cell office:value-type="float" office:value="62492008">
                <text:p>6249200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4752475.247524">
                <text:p>24752475.247524</text:p>
              </table:table-cell>
              <table:table-cell office:value-type="float" office:value="62329694.3">
                <text:p>62329694.3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2727272.7272721">
                <text:p>22727272.7272721</text:p>
              </table:table-cell>
              <table:table-cell office:value-type="float" office:value="62129984.6">
                <text:p>62129984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790020.7900216">
                <text:p>20790020.7900216</text:p>
              </table:table-cell>
              <table:table-cell office:value-type="float" office:value="61889296.5">
                <text:p>61889296.5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9011406.8441067">
                <text:p>19011406.8441067</text:p>
              </table:table-cell>
              <table:table-cell office:value-type="float" office:value="61604050.4">
                <text:p>61604050.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7391304.3478251">
                <text:p>17391304.3478251</text:p>
              </table:table-cell>
              <table:table-cell office:value-type="float" office:value="61270740.8">
                <text:p>61270740.8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5873015.8730163">
                <text:p>15873015.8730163</text:p>
              </table:table-cell>
              <table:table-cell office:value-type="float" office:value="60886016.2">
                <text:p>60886016.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4534883.7209308">
                <text:p>14534883.7209308</text:p>
              </table:table-cell>
              <table:table-cell office:value-type="float" office:value="60446763.3">
                <text:p>60446763.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3315579.227696">
                <text:p>13315579.227696</text:p>
              </table:table-cell>
              <table:table-cell office:value-type="float" office:value="59950194.5">
                <text:p>59950194.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2755102.0408156">
                <text:p>12755102.0408156</text:p>
              </table:table-cell>
              <table:table-cell office:value-type="float" office:value="59393935.7">
                <text:p>5939393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6.761cm" svg:y="0.316cm" chart:style-name="ch2">
          <text:p>Rds vs Vds</text:p>
        </chart:title>
        <chart:legend chart:legend-position="end" svg:x="12.45cm" svg:y="3.955cm" style:legend-expansion="high" chart:style-name="ch3"/>
        <chart:plot-area chart:style-name="ch4" table:cell-range-address="'0_measured_W10_L10.0'.A1:'0_measured_W10_L10.0'.A68 '0_measured_W10_L10.0'.G1:'0_measured_W10_L10.0'.G68 '0_measured_W10_L10.0'.M1:'0_measured_W10_L10.0'.M68" chart:data-source-has-labels="both" svg:x="1.33cm" svg:y="1.275cm" svg:width="10.801cm" svg:height="6.57cm">
          <chart:coordinate-region svg:x="2.877cm" svg:y="1.454cm" svg:width="9.254cm" svg:height="5.505cm"/>
          <chart:axis chart:dimension="x" chart:name="primary-x" chart:style-name="ch5" chartooo:axis-type="auto">
            <chartooo:date-scale/>
            <chart:title svg:x="6.144cm" svg:y="8.025cm" chart:style-name="ch6">
              <text:p>Vds (V)</text:p>
            </chart:title>
            <chart:categories table:cell-range-address="'0_measured_W10_L10.0'.A2:'0_measured_W10_L10.0'.A68"/>
          </chart:axis>
          <chart:axis chart:dimension="y" chart:name="primary-y" chart:style-name="ch5">
            <chart:title svg:x="0.451cm" svg:y="5.398cm" chart:style-name="ch7">
              <text:p>Rds (Ohm)</text:p>
            </chart:title>
            <chart:grid chart:style-name="ch8" chart:class="major"/>
          </chart:axis>
          <chart:series chart:style-name="ch9" chart:values-cell-range-address="'0_measured_W10_L10.0'.G2:'0_measured_W10_L10.0'.G68" chart:label-cell-address="'0_measured_W10_L10.0'.G1:'0_measured_W10_L10.0'.G1" chart:class="chart:line">
            <chart:data-point chart:repeated="67"/>
          </chart:series>
          <chart:series chart:style-name="ch10" chart:values-cell-range-address="'0_measured_W10_L10.0'.M2:'0_measured_W10_L10.0'.M68" chart:label-cell-address="'0_measured_W10_L10.0'.M1:'0_measured_W10_L10.0'.M1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s =3.3_mea</text:p>
                <draw:g>
                  <svg:desc>'0_measured_W10_L10.0'.G1:'0_measured_W10_L10.0'.G1</svg:desc>
                </draw:g>
              </table:table-cell>
              <table:table-cell office:value-type="string">
                <text:p>vgs =3.3_sim</text:p>
                <draw:g>
                  <svg:desc>'0_measured_W10_L10.0'.M1:'0_measured_W10_L10.0'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0_measured_W10_L10.0'.A2:'0_measured_W10_L10.0'.A68</svg:desc>
                </draw:g>
              </table:table-cell>
              <table:table-cell office:value-type="float" office:value="3255.99265448057">
                <text:p>3255.99265448057</text:p>
                <draw:g>
                  <svg:desc>'0_measured_W10_L10.0'.G2:'0_measured_W10_L10.0'.G68</svg:desc>
                </draw:g>
              </table:table-cell>
              <table:table-cell office:value-type="float" office:value="3218.83511">
                <text:p>3218.83511</text:p>
                <draw:g>
                  <svg:desc>'0_measured_W10_L10.0'.M2:'0_measured_W10_L10.0'.M6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293.94868686736">
                <text:p>3293.94868686736</text:p>
              </table:table-cell>
              <table:table-cell office:value-type="float" office:value="3293.97347">
                <text:p>3293.97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372.51066556498">
                <text:p>3372.51066556498</text:p>
              </table:table-cell>
              <table:table-cell office:value-type="float" office:value="3372.54473">
                <text:p>3372.5447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454.75650876126">
                <text:p>3454.75650876126</text:p>
              </table:table-cell>
              <table:table-cell office:value-type="float" office:value="3454.7896">
                <text:p>3454.789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540.93856117503">
                <text:p>3540.93856117503</text:p>
              </table:table-cell>
              <table:table-cell office:value-type="float" office:value="3540.97183">
                <text:p>3540.9718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631.3589634649">
                <text:p>3631.3589634649</text:p>
              </table:table-cell>
              <table:table-cell office:value-type="float" office:value="3631.38102">
                <text:p>3631.3810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726.32386971281">
                <text:p>3726.32386971281</text:p>
              </table:table-cell>
              <table:table-cell office:value-type="float" office:value="3726.33591">
                <text:p>3726.3359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3826.16946869811">
                <text:p>3826.16946869811</text:p>
              </table:table-cell>
              <table:table-cell office:value-type="float" office:value="3826.18809">
                <text:p>3826.188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931.28120454456">
                <text:p>3931.28120454456</text:p>
              </table:table-cell>
              <table:table-cell office:value-type="float" office:value="3931.32639">
                <text:p>3931.3263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042.20057399248">
                <text:p>4042.20057399248</text:p>
              </table:table-cell>
              <table:table-cell office:value-type="float" office:value="4042.1819">
                <text:p>4042.181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159.21474025704">
                <text:p>4159.21474025704</text:p>
              </table:table-cell>
              <table:table-cell office:value-type="float" office:value="4159.2339">
                <text:p>4159.233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282.83866546747">
                <text:p>4282.83866546747</text:p>
              </table:table-cell>
              <table:table-cell office:value-type="float" office:value="4283.01678">
                <text:p>4283.0167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414.03663650408">
                <text:p>4414.03663650408</text:p>
              </table:table-cell>
              <table:table-cell office:value-type="float" office:value="4414.12819">
                <text:p>4414.1281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4553.31936982059">
                <text:p>4553.31936982059</text:p>
              </table:table-cell>
              <table:table-cell office:value-type="float" office:value="4553.23871">
                <text:p>4553.2387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701.01541933058">
                <text:p>4701.01541933058</text:p>
              </table:table-cell>
              <table:table-cell office:value-type="float" office:value="4701.10327">
                <text:p>4701.1032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858.37827333237">
                <text:p>4858.37827333237</text:p>
              </table:table-cell>
              <table:table-cell office:value-type="float" office:value="4858.57491">
                <text:p>4858.5749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026.64119835126">
                <text:p>5026.64119835126</text:p>
              </table:table-cell>
              <table:table-cell office:value-type="float" office:value="5026.6212">
                <text:p>5026.621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5206.43515385016">
                <text:p>5206.43515385016</text:p>
              </table:table-cell>
              <table:table-cell office:value-type="float" office:value="5206.34415">
                <text:p>5206.3441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398.98499082173">
                <text:p>5398.98499082173</text:p>
              </table:table-cell>
              <table:table-cell office:value-type="float" office:value="5399.0044">
                <text:p>5399.004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606.00964233658">
                <text:p>5606.00964233658</text:p>
              </table:table-cell>
              <table:table-cell office:value-type="float" office:value="5606.05079">
                <text:p>5606.050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28.86453718815">
                <text:p>5828.86453718815</text:p>
              </table:table-cell>
              <table:table-cell office:value-type="float" office:value="5829.15691">
                <text:p>5829.1569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6070.17117882725">
                <text:p>6070.17117882725</text:p>
              </table:table-cell>
              <table:table-cell office:value-type="float" office:value="6070.26636">
                <text:p>6070.2663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331.51829808789">
                <text:p>6331.51829808789</text:p>
              </table:table-cell>
              <table:table-cell office:value-type="float" office:value="6331.6495">
                <text:p>6331.649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6615.50674781686">
                <text:p>6615.50674781686</text:p>
              </table:table-cell>
              <table:table-cell office:value-type="float" office:value="6615.97516">
                <text:p>6615.9751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926.64681027915">
                <text:p>6926.64681027915</text:p>
              </table:table-cell>
              <table:table-cell office:value-type="float" office:value="6926.40198">
                <text:p>6926.4019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7266.9137417339">
                <text:p>7266.9137417339</text:p>
              </table:table-cell>
              <table:table-cell office:value-type="float" office:value="7266.69622">
                <text:p>7266.6962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7641.17062734011">
                <text:p>7641.17062734011</text:p>
              </table:table-cell>
              <table:table-cell office:value-type="float" office:value="7641.38515">
                <text:p>7641.3851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8055.42129853392">
                <text:p>8055.42129853392</text:p>
              </table:table-cell>
              <table:table-cell office:value-type="float" office:value="8055.95938">
                <text:p>8055.9593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517.1620815944">
                <text:p>8517.1620815944</text:p>
              </table:table-cell>
              <table:table-cell office:value-type="float" office:value="8517.14345">
                <text:p>8517.1434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9033.42366757001">
                <text:p>9033.42366757001</text:p>
              </table:table-cell>
              <table:table-cell office:value-type="float" office:value="9033.26272">
                <text:p>9033.2627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614.4601480627">
                <text:p>9614.4601480627</text:p>
              </table:table-cell>
              <table:table-cell office:value-type="float" office:value="9614.74955">
                <text:p>9614.7495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0274.3244631666">
                <text:p>10274.3244631666</text:p>
              </table:table-cell>
              <table:table-cell office:value-type="float" office:value="10274.854">
                <text:p>10274.85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030.2228105007">
                <text:p>11030.2228105007</text:p>
              </table:table-cell>
              <table:table-cell office:value-type="float" office:value="11030.6626">
                <text:p>11030.662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1904.7619047619">
                <text:p>11904.7619047619</text:p>
              </table:table-cell>
              <table:table-cell office:value-type="float" office:value="11904.5922">
                <text:p>11904.592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2926.5770423992">
                <text:p>12926.5770423992</text:p>
              </table:table-cell>
              <table:table-cell office:value-type="float" office:value="12926.6376">
                <text:p>12926.637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4136.2736782584">
                <text:p>14136.2736782584</text:p>
              </table:table-cell>
              <table:table-cell office:value-type="float" office:value="14137.8563">
                <text:p>14137.856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5593.3260564479">
                <text:p>15593.3260564479</text:p>
              </table:table-cell>
              <table:table-cell office:value-type="float" office:value="15595.9518">
                <text:p>15595.951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7385.2573018081">
                <text:p>17385.2573018081</text:p>
              </table:table-cell>
              <table:table-cell office:value-type="float" office:value="17384.5771">
                <text:p>17384.577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9630.9383588534">
                <text:p>19630.9383588534</text:p>
              </table:table-cell>
              <table:table-cell office:value-type="float" office:value="19629.5333">
                <text:p>19629.5333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2522.5225225227">
                <text:p>22522.5225225227</text:p>
              </table:table-cell>
              <table:table-cell office:value-type="float" office:value="22528.4215">
                <text:p>22528.42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399.155227033">
                <text:p>26399.155227033</text:p>
              </table:table-cell>
              <table:table-cell office:value-type="float" office:value="26407.9618">
                <text:p>26407.9618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1826.8618714192">
                <text:p>31826.8618714192</text:p>
              </table:table-cell>
              <table:table-cell office:value-type="float" office:value="31840.8441">
                <text:p>31840.844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9824.7710075665">
                <text:p>39824.7710075665</text:p>
              </table:table-cell>
              <table:table-cell office:value-type="float" office:value="39892.0796">
                <text:p>39892.079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52328.6237571952">
                <text:p>52328.6237571952</text:p>
              </table:table-cell>
              <table:table-cell office:value-type="float" office:value="52618.8233">
                <text:p>52618.823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72833.2119446474">
                <text:p>72833.2119446474</text:p>
              </table:table-cell>
              <table:table-cell office:value-type="float" office:value="73842.2273">
                <text:p>73842.227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06609.808102348">
                <text:p>106609.808102348</text:p>
              </table:table-cell>
              <table:table-cell office:value-type="float" office:value="109264.96">
                <text:p>109264.9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58730.158730159">
                <text:p>158730.158730159</text:p>
              </table:table-cell>
              <table:table-cell office:value-type="float" office:value="163703.098">
                <text:p>163703.098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30414.746543777">
                <text:p>230414.746543777</text:p>
              </table:table-cell>
              <table:table-cell office:value-type="float" office:value="236845.64">
                <text:p>236845.6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16455.696202489">
                <text:p>316455.696202489</text:p>
              </table:table-cell>
              <table:table-cell office:value-type="float" office:value="323564.06">
                <text:p>323564.06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409836.065573783">
                <text:p>409836.065573783</text:p>
              </table:table-cell>
              <table:table-cell office:value-type="float" office:value="417785.964">
                <text:p>417785.96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7614.213198077">
                <text:p>507614.213198077</text:p>
              </table:table-cell>
              <table:table-cell office:value-type="float" office:value="514869.909">
                <text:p>514869.909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606060.606060622">
                <text:p>606060.606060622</text:p>
              </table:table-cell>
              <table:table-cell office:value-type="float" office:value="611879.205">
                <text:p>611879.20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704225.352112611">
                <text:p>704225.352112611</text:p>
              </table:table-cell>
              <table:table-cell office:value-type="float" office:value="707121.632">
                <text:p>707121.632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799999.999999895">
                <text:p>799999.999999895</text:p>
              </table:table-cell>
              <table:table-cell office:value-type="float" office:value="799683.042">
                <text:p>799683.04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884955.752212466">
                <text:p>884955.752212466</text:p>
              </table:table-cell>
              <table:table-cell office:value-type="float" office:value="889109.094">
                <text:p>889109.094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970873.786407807">
                <text:p>970873.786407807</text:p>
              </table:table-cell>
              <table:table-cell office:value-type="float" office:value="975211.922">
                <text:p>975211.92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52631.57894701">
                <text:p>1052631.57894701</text:p>
              </table:table-cell>
              <table:table-cell office:value-type="float" office:value="1057956.85">
                <text:p>1057956.85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136363.63636325">
                <text:p>1136363.63636325</text:p>
              </table:table-cell>
              <table:table-cell office:value-type="float" office:value="1137396.39">
                <text:p>1137396.3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219512.1951221">
                <text:p>1219512.1951221</text:p>
              </table:table-cell>
              <table:table-cell office:value-type="float" office:value="1213631.54">
                <text:p>1213631.54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282051.28205159">
                <text:p>1282051.28205159</text:p>
              </table:table-cell>
              <table:table-cell office:value-type="float" office:value="1286788.9">
                <text:p>1286788.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51351.35135185">
                <text:p>1351351.35135185</text:p>
              </table:table-cell>
              <table:table-cell office:value-type="float" office:value="1357006.97">
                <text:p>1357006.97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428571.42857106">
                <text:p>1428571.42857106</text:p>
              </table:table-cell>
              <table:table-cell office:value-type="float" office:value="1424428.05">
                <text:p>1424428.0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492537.31343228">
                <text:p>1492537.31343228</text:p>
              </table:table-cell>
              <table:table-cell office:value-type="float" office:value="1489193.3">
                <text:p>1489193.3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538461.53846169">
                <text:p>1538461.53846169</text:p>
              </table:table-cell>
              <table:table-cell office:value-type="float" office:value="1551439.94">
                <text:p>1551439.9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612903.22580644">
                <text:p>1612903.22580644</text:p>
              </table:table-cell>
              <table:table-cell office:value-type="float" office:value="1611299.66">
                <text:p>1611299.66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666666.66666752">
                <text:p>1666666.66666752</text:p>
              </table:table-cell>
              <table:table-cell office:value-type="float" office:value="1668897.76">
                <text:p>1668897.7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666666.66666752">
                <text:p>1666666.66666752</text:p>
              </table:table-cell>
              <table:table-cell office:value-type="float" office:value="1724352.81">
                <text:p>1724352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6.761cm" svg:y="0.316cm" chart:style-name="ch2">
          <text:p>Rds vs Vds</text:p>
        </chart:title>
        <chart:legend chart:legend-position="end" svg:x="12.45cm" svg:y="3.955cm" style:legend-expansion="high" chart:style-name="ch3"/>
        <chart:plot-area chart:style-name="ch4" table:cell-range-address="'0_measured_W10_L10.0'.A1:'0_measured_W10_L10.0'.A68 '0_measured_W10_L10.0'.E1:'0_measured_W10_L10.0'.E68 '0_measured_W10_L10.0'.K1:'0_measured_W10_L10.0'.K68" chart:data-source-has-labels="both" svg:x="1.33cm" svg:y="1.275cm" svg:width="10.801cm" svg:height="6.57cm">
          <chart:coordinate-region svg:x="2.877cm" svg:y="1.427cm" svg:width="9.254cm" svg:height="5.373cm"/>
          <chart:axis chart:dimension="x" chart:name="primary-x" chart:style-name="ch5" chartooo:axis-type="auto">
            <chartooo:date-scale/>
            <chart:title svg:x="6.104cm" svg:y="8.025cm" chart:style-name="ch6">
              <text:p>Vds (V) </text:p>
            </chart:title>
            <chart:categories table:cell-range-address="'0_measured_W10_L10.0'.A2:'0_measured_W10_L10.0'.A68"/>
          </chart:axis>
          <chart:axis chart:dimension="y" chart:name="primary-y" chart:style-name="ch5">
            <chart:title svg:x="0.451cm" svg:y="5.398cm" chart:style-name="ch7">
              <text:p>Rds (Ohm)</text:p>
            </chart:title>
            <chart:grid chart:style-name="ch8" chart:class="major"/>
          </chart:axis>
          <chart:series chart:style-name="ch9" chart:values-cell-range-address="'0_measured_W10_L10.0'.E2:'0_measured_W10_L10.0'.E68" chart:label-cell-address="'0_measured_W10_L10.0'.E1:'0_measured_W10_L10.0'.E1" chart:class="chart:line">
            <chart:data-point chart:repeated="67"/>
          </chart:series>
          <chart:series chart:style-name="ch10" chart:values-cell-range-address="'0_measured_W10_L10.0'.K2:'0_measured_W10_L10.0'.K68" chart:label-cell-address="'0_measured_W10_L10.0'.K1:'0_measured_W10_L10.0'.K1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s =2.3_mea</text:p>
                <draw:g>
                  <svg:desc>'0_measured_W10_L10.0'.E1:'0_measured_W10_L10.0'.E1</svg:desc>
                </draw:g>
              </table:table-cell>
              <table:table-cell office:value-type="string">
                <text:p>vgs =2.3_sim</text:p>
                <draw:g>
                  <svg:desc>'0_measured_W10_L10.0'.K1:'0_measured_W10_L10.0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0_measured_W10_L10.0'.A2:'0_measured_W10_L10.0'.A68</svg:desc>
                </draw:g>
              </table:table-cell>
              <table:table-cell office:value-type="float" office:value="4365.66838382957">
                <text:p>4365.66838382957</text:p>
                <draw:g>
                  <svg:desc>'0_measured_W10_L10.0'.E2:'0_measured_W10_L10.0'.E68</svg:desc>
                </draw:g>
              </table:table-cell>
              <table:table-cell office:value-type="float" office:value="4280.2761">
                <text:p>4280.2761</text:p>
                <draw:g>
                  <svg:desc>'0_measured_W10_L10.0'.K2:'0_measured_W10_L10.0'.K6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4454.3628256696">
                <text:p>4454.3628256696</text:p>
              </table:table-cell>
              <table:table-cell office:value-type="float" office:value="4454.44118">
                <text:p>4454.4411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642.84885205562">
                <text:p>4642.84885205562</text:p>
              </table:table-cell>
              <table:table-cell office:value-type="float" office:value="4642.92604">
                <text:p>4642.9260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4847.49772167607">
                <text:p>4847.49772167607</text:p>
              </table:table-cell>
              <table:table-cell office:value-type="float" office:value="4847.57213">
                <text:p>4847.5721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070.45395774284">
                <text:p>5070.45395774284</text:p>
              </table:table-cell>
              <table:table-cell office:value-type="float" office:value="5070.55075">
                <text:p>5070.550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5314.34341287134">
                <text:p>5314.34341287134</text:p>
              </table:table-cell>
              <table:table-cell office:value-type="float" office:value="5314.44038">
                <text:p>5314.4403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5582.22619180529">
                <text:p>5582.22619180529</text:p>
              </table:table-cell>
              <table:table-cell office:value-type="float" office:value="5582.3267">
                <text:p>5582.32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5877.82355949239">
                <text:p>5877.82355949239</text:p>
              </table:table-cell>
              <table:table-cell office:value-type="float" office:value="5877.93387">
                <text:p>5877.9338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205.62974730676">
                <text:p>6205.62974730676</text:p>
              </table:table-cell>
              <table:table-cell office:value-type="float" office:value="6205.79848">
                <text:p>6205.7984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571.33845021554">
                <text:p>6571.33845021554</text:p>
              </table:table-cell>
              <table:table-cell office:value-type="float" office:value="6571.50393">
                <text:p>6571.503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981.77756056693">
                <text:p>6981.77756056693</text:p>
              </table:table-cell>
              <table:table-cell office:value-type="float" office:value="6982.00063">
                <text:p>6982.0006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7445.90549656744">
                <text:p>7445.90549656744</text:p>
              </table:table-cell>
              <table:table-cell office:value-type="float" office:value="7446.05142">
                <text:p>7446.0514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974.48165869218">
                <text:p>7974.48165869218</text:p>
              </table:table-cell>
              <table:table-cell office:value-type="float" office:value="7974.86316">
                <text:p>7974.8631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8582.95425285383">
                <text:p>8582.95425285383</text:p>
              </table:table-cell>
              <table:table-cell office:value-type="float" office:value="8583.00187">
                <text:p>8583.0018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9289.36367858801">
                <text:p>9289.36367858801</text:p>
              </table:table-cell>
              <table:table-cell office:value-type="float" office:value="9289.75167">
                <text:p>9289.7516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120.433154539">
                <text:p>10120.433154539</text:p>
              </table:table-cell>
              <table:table-cell office:value-type="float" office:value="10121.1902">
                <text:p>10121.190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113.5807957324">
                <text:p>11113.5807957324</text:p>
              </table:table-cell>
              <table:table-cell office:value-type="float" office:value="11113.4621">
                <text:p>11113.462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2318.3050012318">
                <text:p>12318.3050012318</text:p>
              </table:table-cell>
              <table:table-cell office:value-type="float" office:value="12318.1388">
                <text:p>12318.13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3810.2472034249">
                <text:p>13810.2472034249</text:p>
              </table:table-cell>
              <table:table-cell office:value-type="float" office:value="13811.39">
                <text:p>13811.3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5708.4511467169">
                <text:p>15708.4511467169</text:p>
              </table:table-cell>
              <table:table-cell office:value-type="float" office:value="15710.5163">
                <text:p>15710.51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204.9881667577">
                <text:p>18204.9881667577</text:p>
              </table:table-cell>
              <table:table-cell office:value-type="float" office:value="18205.6762">
                <text:p>18205.676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1621.6216216217">
                <text:p>21621.6216216217</text:p>
              </table:table-cell>
              <table:table-cell office:value-type="float" office:value="21625.532">
                <text:p>21625.53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6574.5415891576">
                <text:p>26574.5415891576</text:p>
              </table:table-cell>
              <table:table-cell office:value-type="float" office:value="26585.8625">
                <text:p>26585.862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4305.3173241851">
                <text:p>34305.3173241851</text:p>
              </table:table-cell>
              <table:table-cell office:value-type="float" office:value="34362.1742">
                <text:p>34362.174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7619.0476190477">
                <text:p>47619.0476190477</text:p>
              </table:table-cell>
              <table:table-cell office:value-type="float" office:value="47915.3141">
                <text:p>47915.314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73152.8895391367">
                <text:p>73152.8895391367</text:p>
              </table:table-cell>
              <table:table-cell office:value-type="float" office:value="74706.7987">
                <text:p>74706.798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25313.283208022">
                <text:p>125313.283208022</text:p>
              </table:table-cell>
              <table:table-cell office:value-type="float" office:value="131831.148">
                <text:p>131831.14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26244.343891406">
                <text:p>226244.343891406</text:p>
              </table:table-cell>
              <table:table-cell office:value-type="float" office:value="242570.456">
                <text:p>242570.45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89105.058365746">
                <text:p>389105.058365746</text:p>
              </table:table-cell>
              <table:table-cell office:value-type="float" office:value="411537.952">
                <text:p>411537.95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595238.095238039">
                <text:p>595238.095238039</text:p>
              </table:table-cell>
              <table:table-cell office:value-type="float" office:value="617700.31">
                <text:p>617700.3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13008.130081221">
                <text:p>813008.130081221</text:p>
              </table:table-cell>
              <table:table-cell office:value-type="float" office:value="836985.403">
                <text:p>836985.403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041666.66666674">
                <text:p>1041666.66666674</text:p>
              </table:table-cell>
              <table:table-cell office:value-type="float" office:value="1054463.8">
                <text:p>1054463.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250000.00000022">
                <text:p>1250000.00000022</text:p>
              </table:table-cell>
              <table:table-cell office:value-type="float" office:value="1263091.66">
                <text:p>1263091.6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449275.36231879">
                <text:p>1449275.36231879</text:p>
              </table:table-cell>
              <table:table-cell office:value-type="float" office:value="1460193.68">
                <text:p>1460193.6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639344.26229477">
                <text:p>1639344.26229477</text:p>
              </table:table-cell>
              <table:table-cell office:value-type="float" office:value="1645178.42">
                <text:p>1645178.4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818181.81818186">
                <text:p>1818181.81818186</text:p>
              </table:table-cell>
              <table:table-cell office:value-type="float" office:value="1818376.45">
                <text:p>1818376.4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960784.31372588">
                <text:p>1960784.31372588</text:p>
              </table:table-cell>
              <table:table-cell office:value-type="float" office:value="1980491.79">
                <text:p>1980491.7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127659.57446894">
                <text:p>2127659.57446894</text:p>
              </table:table-cell>
              <table:table-cell office:value-type="float" office:value="2132349.12">
                <text:p>2132349.1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272727.27272649">
                <text:p>2272727.27272649</text:p>
              </table:table-cell>
              <table:table-cell office:value-type="float" office:value="2274779.81">
                <text:p>2274779.8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380952.38095177">
                <text:p>2380952.38095177</text:p>
              </table:table-cell>
              <table:table-cell office:value-type="float" office:value="2408572.67">
                <text:p>2408572.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64102.56410318">
                <text:p>2564102.56410318</text:p>
              </table:table-cell>
              <table:table-cell office:value-type="float" office:value="2534455.08">
                <text:p>2534455.08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631578.94736828">
                <text:p>2631578.94736828</text:p>
              </table:table-cell>
              <table:table-cell office:value-type="float" office:value="2653088.47">
                <text:p>2653088.4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777777.77777796">
                <text:p>2777777.77777796</text:p>
              </table:table-cell>
              <table:table-cell office:value-type="float" office:value="2765070.2">
                <text:p>2765070.2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941176.47058882">
                <text:p>2941176.47058882</text:p>
              </table:table-cell>
              <table:table-cell office:value-type="float" office:value="2870938.17">
                <text:p>2870938.1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941176.47058882">
                <text:p>2941176.47058882</text:p>
              </table:table-cell>
              <table:table-cell office:value-type="float" office:value="2971176.44">
                <text:p>2971176.4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030303.0303026">
                <text:p>3030303.0303026</text:p>
              </table:table-cell>
              <table:table-cell office:value-type="float" office:value="3066220.78">
                <text:p>3066220.7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124999.99999844">
                <text:p>3124999.99999844</text:p>
              </table:table-cell>
              <table:table-cell office:value-type="float" office:value="3156464.03">
                <text:p>3156464.0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3225806.45161288">
                <text:p>3225806.45161288</text:p>
              </table:table-cell>
              <table:table-cell office:value-type="float" office:value="3242260.93">
                <text:p>3242260.9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333333.33333506">
                <text:p>3333333.33333506</text:p>
              </table:table-cell>
              <table:table-cell office:value-type="float" office:value="3323932.4">
                <text:p>3323932.4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3448275.86206946">
                <text:p>3448275.86206946</text:p>
              </table:table-cell>
              <table:table-cell office:value-type="float" office:value="3401769.33">
                <text:p>3401769.3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448275.86206945">
                <text:p>3448275.86206945</text:p>
              </table:table-cell>
              <table:table-cell office:value-type="float" office:value="3476035.98">
                <text:p>3476035.98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3448275.86206946">
                <text:p>3448275.86206946</text:p>
              </table:table-cell>
              <table:table-cell office:value-type="float" office:value="3546972.78">
                <text:p>3546972.7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3703703.70370116">
                <text:p>3703703.70370116</text:p>
              </table:table-cell>
              <table:table-cell office:value-type="float" office:value="3614798.9">
                <text:p>3614798.9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3703703.70370116">
                <text:p>3703703.70370116</text:p>
              </table:table-cell>
              <table:table-cell office:value-type="float" office:value="3679714.28">
                <text:p>3679714.2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3703703.70370488">
                <text:p>3703703.70370488</text:p>
              </table:table-cell>
              <table:table-cell office:value-type="float" office:value="3741901.32">
                <text:p>3741901.32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3846153.84615342">
                <text:p>3846153.84615342</text:p>
              </table:table-cell>
              <table:table-cell office:value-type="float" office:value="3801526.16">
                <text:p>3801526.1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846153.84615344">
                <text:p>3846153.84615344</text:p>
              </table:table-cell>
              <table:table-cell office:value-type="float" office:value="3858739.42">
                <text:p>3858739.42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3846153.84615745">
                <text:p>3846153.84615745</text:p>
              </table:table-cell>
              <table:table-cell office:value-type="float" office:value="3913676.37">
                <text:p>3913676.3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846153.84615344">
                <text:p>3846153.84615344</text:p>
              </table:table-cell>
              <table:table-cell office:value-type="float" office:value="3966456.56">
                <text:p>3966456.56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3846153.84615344">
                <text:p>3846153.84615344</text:p>
              </table:table-cell>
              <table:table-cell office:value-type="float" office:value="4017182.51">
                <text:p>4017182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46153.84615342">
                <text:p>3846153.84615342</text:p>
              </table:table-cell>
              <table:table-cell office:value-type="float" office:value="4065937.73">
                <text:p>4065937.73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846153.84615344">
                <text:p>3846153.84615344</text:p>
              </table:table-cell>
              <table:table-cell office:value-type="float" office:value="4112783.69">
                <text:p>4112783.6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703703.70370488">
                <text:p>3703703.70370488</text:p>
              </table:table-cell>
              <table:table-cell office:value-type="float" office:value="4157755.8">
                <text:p>4157755.8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571428.57142766">
                <text:p>3571428.57142766</text:p>
              </table:table-cell>
              <table:table-cell office:value-type="float" office:value="4200858.33">
                <text:p>4200858.3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448275.86206946">
                <text:p>3448275.86206946</text:p>
              </table:table-cell>
              <table:table-cell office:value-type="float" office:value="4242058.29">
                <text:p>4242058.29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225806.45161287">
                <text:p>3225806.45161287</text:p>
              </table:table-cell>
              <table:table-cell office:value-type="float" office:value="4281278.33">
                <text:p>4281278.3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124999.99999843">
                <text:p>3124999.99999843</text:p>
              </table:table-cell>
              <table:table-cell office:value-type="float" office:value="4318388.78">
                <text:p>4318388.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